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MTT12" svg:font-family="CMTT12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2.3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32">
      <style:table-cell-properties fo:border="0.002cm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end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MTT1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MTT1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2cm solid #000000"/>
      <style:text-properties style:font-name="Arial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MTT12" style:font-size-asian="10pt" style:language-asian="en" style:country-asian="US" style:font-style-asian="normal" style:font-weight-asian="normal" style:font-name-complex="CMTT1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1" table:number-columns-repeated="10" table:default-cell-style-name="Default"/>
        <table:table-row table:style-name="ro1">
          <table:table-cell office:value-type="string">
            <text:p>Variable X: Viviendas empezadas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>
            <text:p>Variable Y: Viviendas acabadas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" office:value-type="string">
            <text:p>Mes y Año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Suma</text:p>
          </table:table-cell>
          <table:table-cell table:number-columns-repeated="9"/>
        </table:table-row>
        <table:table-row table:style-name="ro2">
          <table:table-cell table:style-name="ce2" office:value-type="date" office:date-value="1991-01-01">
            <text:p>01/91</text:p>
          </table:table-cell>
          <table:table-cell table:style-name="ce4" office:value-type="float" office:value="541">
            <text:p>541</text:p>
          </table:table-cell>
          <table:table-cell table:style-name="ce4" office:value-type="float" office:value="917">
            <text:p>917</text:p>
          </table:table-cell>
          <table:table-cell table:style-name="ce4" table:formula="of:=SUM([.B5:.C5])" office:value-type="float" office:value="1458">
            <text:p>1458</text:p>
          </table:table-cell>
          <table:table-cell table:style-name="ce11"/>
          <table:table-cell/>
          <table:table-cell table:style-name="ce11"/>
          <table:table-cell table:style-name="ce6"/>
          <table:table-cell/>
          <table:table-cell table:style-name="ce11" table:number-columns-repeated="2"/>
          <table:table-cell table:style-name="ce13" table:number-columns-repeated="2"/>
        </table:table-row>
        <table:table-row table:style-name="ro2">
          <table:table-cell table:style-name="ce2" office:value-type="date" office:date-value="1991-02-01">
            <text:p>02/91</text:p>
          </table:table-cell>
          <table:table-cell table:style-name="ce1" office:value-type="float" office:value="570">
            <text:p>570</text:p>
          </table:table-cell>
          <table:table-cell table:style-name="ce7" office:value-type="float" office:value="1981">
            <text:p>1981</text:p>
          </table:table-cell>
          <table:table-cell table:style-name="ce4" table:formula="of:=SUM([.B6:.C6])" office:value-type="float" office:value="2551">
            <text:p>2551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1-03-01">
            <text:p>03/91</text:p>
          </table:table-cell>
          <table:table-cell table:style-name="ce1" office:value-type="float" office:value="597">
            <text:p>597</text:p>
          </table:table-cell>
          <table:table-cell table:style-name="ce7" office:value-type="float" office:value="1262">
            <text:p>1262</text:p>
          </table:table-cell>
          <table:table-cell table:style-name="ce4" table:formula="of:=SUM([.B7:.C7])" office:value-type="float" office:value="1859">
            <text:p>1859</text:p>
          </table:table-cell>
          <table:table-cell table:style-name="ce12"/>
          <table:table-cell/>
          <table:table-cell table:style-name="ce12" table:number-columns-repeated="5"/>
          <table:table-cell table:number-columns-repeated="2"/>
        </table:table-row>
        <table:table-row table:style-name="ro2">
          <table:table-cell table:style-name="ce2" office:value-type="date" office:date-value="1991-04-01">
            <text:p>04/91</text:p>
          </table:table-cell>
          <table:table-cell table:style-name="ce1" office:value-type="float" office:value="581">
            <text:p>581</text:p>
          </table:table-cell>
          <table:table-cell table:style-name="ce7" office:value-type="float" office:value="840">
            <text:p>840</text:p>
          </table:table-cell>
          <table:table-cell table:style-name="ce4" table:formula="of:=SUM([.B8:.C8])" office:value-type="float" office:value="1421">
            <text:p>1421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1-05-01">
            <text:p>05/91</text:p>
          </table:table-cell>
          <table:table-cell table:style-name="ce1" office:value-type="float" office:value="417">
            <text:p>417</text:p>
          </table:table-cell>
          <table:table-cell table:style-name="ce7" office:value-type="float" office:value="1430">
            <text:p>1430</text:p>
          </table:table-cell>
          <table:table-cell table:style-name="ce4" table:formula="of:=SUM([.B9:.C9])" office:value-type="float" office:value="1847">
            <text:p>1847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1-06-01">
            <text:p>06/91</text:p>
          </table:table-cell>
          <table:table-cell table:style-name="ce1" office:value-type="float" office:value="596">
            <text:p>596</text:p>
          </table:table-cell>
          <table:table-cell table:style-name="ce7" office:value-type="float" office:value="1862">
            <text:p>1862</text:p>
          </table:table-cell>
          <table:table-cell table:style-name="ce4" table:formula="of:=SUM([.B10:.C10])" office:value-type="float" office:value="2458">
            <text:p>2458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1-07-01">
            <text:p>07/91</text:p>
          </table:table-cell>
          <table:table-cell table:style-name="ce1" office:value-type="float" office:value="747">
            <text:p>747</text:p>
          </table:table-cell>
          <table:table-cell table:style-name="ce7" office:value-type="float" office:value="1191">
            <text:p>1191</text:p>
          </table:table-cell>
          <table:table-cell table:style-name="ce4" table:formula="of:=SUM([.B11:.C11])" office:value-type="float" office:value="1938">
            <text:p>1938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1-08-01">
            <text:p>08/91</text:p>
          </table:table-cell>
          <table:table-cell table:style-name="ce1" office:value-type="float" office:value="528">
            <text:p>528</text:p>
          </table:table-cell>
          <table:table-cell table:style-name="ce7" office:value-type="float" office:value="646">
            <text:p>646</text:p>
          </table:table-cell>
          <table:table-cell table:style-name="ce4" table:formula="of:=SUM([.B12:.C12])" office:value-type="float" office:value="1174">
            <text:p>1174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1-09-01">
            <text:p>09/91</text:p>
          </table:table-cell>
          <table:table-cell table:style-name="ce1" office:value-type="float" office:value="435">
            <text:p>435</text:p>
          </table:table-cell>
          <table:table-cell table:style-name="ce7" office:value-type="float" office:value="851">
            <text:p>851</text:p>
          </table:table-cell>
          <table:table-cell table:style-name="ce4" table:formula="of:=SUM([.B13:.C13])" office:value-type="float" office:value="1286">
            <text:p>1286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1-10-01">
            <text:p>10/91</text:p>
          </table:table-cell>
          <table:table-cell table:style-name="ce1" office:value-type="float" office:value="568">
            <text:p>568</text:p>
          </table:table-cell>
          <table:table-cell table:style-name="ce7" office:value-type="float" office:value="1024">
            <text:p>1024</text:p>
          </table:table-cell>
          <table:table-cell table:style-name="ce4" table:formula="of:=SUM([.B14:.C14])" office:value-type="float" office:value="1592">
            <text:p>1592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1-11-01">
            <text:p>11/91</text:p>
          </table:table-cell>
          <table:table-cell table:style-name="ce1" office:value-type="float" office:value="562">
            <text:p>562</text:p>
          </table:table-cell>
          <table:table-cell table:style-name="ce7" office:value-type="float" office:value="1081">
            <text:p>1081</text:p>
          </table:table-cell>
          <table:table-cell table:style-name="ce4" table:formula="of:=SUM([.B15:.C15])" office:value-type="float" office:value="1643">
            <text:p>1643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1-12-01">
            <text:p>12/91</text:p>
          </table:table-cell>
          <table:table-cell table:style-name="ce1" office:value-type="float" office:value="197">
            <text:p>197</text:p>
          </table:table-cell>
          <table:table-cell table:style-name="ce7" office:value-type="float" office:value="917">
            <text:p>917</text:p>
          </table:table-cell>
          <table:table-cell table:style-name="ce4" table:formula="of:=SUM([.B16:.C16])" office:value-type="float" office:value="1114">
            <text:p>1114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2-01-01">
            <text:p>01/92</text:p>
          </table:table-cell>
          <table:table-cell table:style-name="ce1" office:value-type="float" office:value="312">
            <text:p>312</text:p>
          </table:table-cell>
          <table:table-cell table:style-name="ce7" office:value-type="float" office:value="714">
            <text:p>714</text:p>
          </table:table-cell>
          <table:table-cell table:style-name="ce4" table:formula="of:=SUM([.B17:.C17])" office:value-type="float" office:value="1026">
            <text:p>1026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2-02-01">
            <text:p>02/92</text:p>
          </table:table-cell>
          <table:table-cell table:style-name="ce1" office:value-type="float" office:value="404">
            <text:p>404</text:p>
          </table:table-cell>
          <table:table-cell table:style-name="ce7" office:value-type="float" office:value="548">
            <text:p>548</text:p>
          </table:table-cell>
          <table:table-cell table:style-name="ce4" table:formula="of:=SUM([.B18:.C18])" office:value-type="float" office:value="952">
            <text:p>952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2-03-01">
            <text:p>03/92</text:p>
          </table:table-cell>
          <table:table-cell table:style-name="ce1" office:value-type="float" office:value="396">
            <text:p>396</text:p>
          </table:table-cell>
          <table:table-cell table:style-name="ce7" office:value-type="float" office:value="936">
            <text:p>936</text:p>
          </table:table-cell>
          <table:table-cell table:style-name="ce4" table:formula="of:=SUM([.B19:.C19])" office:value-type="float" office:value="1332">
            <text:p>1332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2-04-01">
            <text:p>04/92</text:p>
          </table:table-cell>
          <table:table-cell table:style-name="ce1" office:value-type="float" office:value="246">
            <text:p>246</text:p>
          </table:table-cell>
          <table:table-cell table:style-name="ce7" office:value-type="float" office:value="598">
            <text:p>598</text:p>
          </table:table-cell>
          <table:table-cell table:style-name="ce4" table:formula="of:=SUM([.B20:.C20])" office:value-type="float" office:value="844">
            <text:p>844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2-05-01">
            <text:p>05/92</text:p>
          </table:table-cell>
          <table:table-cell table:style-name="ce1" office:value-type="float" office:value="385">
            <text:p>385</text:p>
          </table:table-cell>
          <table:table-cell table:style-name="ce7" office:value-type="float" office:value="700">
            <text:p>700</text:p>
          </table:table-cell>
          <table:table-cell table:style-name="ce4" table:formula="of:=SUM([.B21:.C21])" office:value-type="float" office:value="1085">
            <text:p>1085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2-06-01">
            <text:p>06/92</text:p>
          </table:table-cell>
          <table:table-cell table:style-name="ce1" office:value-type="float" office:value="420">
            <text:p>420</text:p>
          </table:table-cell>
          <table:table-cell table:style-name="ce7" office:value-type="float" office:value="607">
            <text:p>607</text:p>
          </table:table-cell>
          <table:table-cell table:style-name="ce4" table:formula="of:=SUM([.B22:.C22])" office:value-type="float" office:value="1027">
            <text:p>1027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2-07-01">
            <text:p>07/92</text:p>
          </table:table-cell>
          <table:table-cell table:style-name="ce1" office:value-type="float" office:value="437">
            <text:p>437</text:p>
          </table:table-cell>
          <table:table-cell table:style-name="ce7" office:value-type="float" office:value="1128">
            <text:p>1128</text:p>
          </table:table-cell>
          <table:table-cell table:style-name="ce4" table:formula="of:=SUM([.B23:.C23])" office:value-type="float" office:value="1565">
            <text:p>1565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2-08-01">
            <text:p>08/92</text:p>
          </table:table-cell>
          <table:table-cell table:style-name="ce1" office:value-type="float" office:value="430">
            <text:p>430</text:p>
          </table:table-cell>
          <table:table-cell table:style-name="ce7" office:value-type="float" office:value="356">
            <text:p>356</text:p>
          </table:table-cell>
          <table:table-cell table:style-name="ce4" table:formula="of:=SUM([.B24:.C24])" office:value-type="float" office:value="786">
            <text:p>786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2-09-01">
            <text:p>09/92</text:p>
          </table:table-cell>
          <table:table-cell table:style-name="ce1" office:value-type="float" office:value="688">
            <text:p>688</text:p>
          </table:table-cell>
          <table:table-cell table:style-name="ce7" office:value-type="float" office:value="437">
            <text:p>437</text:p>
          </table:table-cell>
          <table:table-cell table:style-name="ce4" table:formula="of:=SUM([.B25:.C25])" office:value-type="float" office:value="1125">
            <text:p>1125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2-10-01">
            <text:p>10/92</text:p>
          </table:table-cell>
          <table:table-cell table:style-name="ce1" office:value-type="float" office:value="404">
            <text:p>404</text:p>
          </table:table-cell>
          <table:table-cell table:style-name="ce7" office:value-type="float" office:value="519">
            <text:p>519</text:p>
          </table:table-cell>
          <table:table-cell table:style-name="ce4" table:formula="of:=SUM([.B26:.C26])" office:value-type="float" office:value="923">
            <text:p>923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2-11-01">
            <text:p>11/92</text:p>
          </table:table-cell>
          <table:table-cell table:style-name="ce1" office:value-type="float" office:value="363">
            <text:p>363</text:p>
          </table:table-cell>
          <table:table-cell table:style-name="ce7" office:value-type="float" office:value="577">
            <text:p>577</text:p>
          </table:table-cell>
          <table:table-cell table:style-name="ce4" table:formula="of:=SUM([.B27:.C27])" office:value-type="float" office:value="940">
            <text:p>940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2-12-01">
            <text:p>12/92</text:p>
          </table:table-cell>
          <table:table-cell table:style-name="ce1" office:value-type="float" office:value="274">
            <text:p>274</text:p>
          </table:table-cell>
          <table:table-cell table:style-name="ce7" office:value-type="float" office:value="570">
            <text:p>570</text:p>
          </table:table-cell>
          <table:table-cell table:style-name="ce4" table:formula="of:=SUM([.B28:.C28])" office:value-type="float" office:value="844">
            <text:p>844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3-01-01">
            <text:p>01/93</text:p>
          </table:table-cell>
          <table:table-cell table:style-name="ce1" office:value-type="float" office:value="375">
            <text:p>375</text:p>
          </table:table-cell>
          <table:table-cell table:style-name="ce7" office:value-type="float" office:value="586">
            <text:p>586</text:p>
          </table:table-cell>
          <table:table-cell table:style-name="ce4" table:formula="of:=SUM([.B29:.C29])" office:value-type="float" office:value="961">
            <text:p>961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3-02-01">
            <text:p>02/93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409">
            <text:p>409</text:p>
          </table:table-cell>
          <table:table-cell table:style-name="ce4" table:formula="of:=SUM([.B30:.C30])" office:value-type="float" office:value="552">
            <text:p>552</text:p>
          </table:table-cell>
          <table:table-cell table:style-name="ce11" table:number-columns-repeated="7"/>
          <table:table-cell table:style-name="ce13" table:number-columns-repeated="2"/>
        </table:table-row>
        <table:table-row table:style-name="ro2">
          <table:table-cell table:style-name="ce2" office:value-type="date" office:date-value="1993-03-01">
            <text:p>03/93</text:p>
          </table:table-cell>
          <table:table-cell table:style-name="ce1" office:value-type="float" office:value="262">
            <text:p>262</text:p>
          </table:table-cell>
          <table:table-cell table:style-name="ce7" office:value-type="float" office:value="559">
            <text:p>559</text:p>
          </table:table-cell>
          <table:table-cell table:style-name="ce4" table:formula="of:=SUM([.B31:.C31])" office:value-type="float" office:value="821">
            <text:p>821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3-04-01">
            <text:p>04/93</text:p>
          </table:table-cell>
          <table:table-cell table:style-name="ce1" office:value-type="float" office:value="382">
            <text:p>382</text:p>
          </table:table-cell>
          <table:table-cell table:style-name="ce7" office:value-type="float" office:value="753">
            <text:p>753</text:p>
          </table:table-cell>
          <table:table-cell table:style-name="ce4" table:formula="of:=SUM([.B32:.C32])" office:value-type="float" office:value="1135">
            <text:p>1135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3-05-01">
            <text:p>05/93</text:p>
          </table:table-cell>
          <table:table-cell table:style-name="ce1" office:value-type="float" office:value="322">
            <text:p>322</text:p>
          </table:table-cell>
          <table:table-cell table:style-name="ce7" office:value-type="float" office:value="597">
            <text:p>597</text:p>
          </table:table-cell>
          <table:table-cell table:style-name="ce4" table:formula="of:=SUM([.B33:.C33])" office:value-type="float" office:value="919">
            <text:p>919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3-06-01">
            <text:p>06/93</text:p>
          </table:table-cell>
          <table:table-cell table:style-name="ce1" office:value-type="float" office:value="440">
            <text:p>440</text:p>
          </table:table-cell>
          <table:table-cell table:style-name="ce7" office:value-type="float" office:value="464">
            <text:p>464</text:p>
          </table:table-cell>
          <table:table-cell table:style-name="ce4" table:formula="of:=SUM([.B34:.C34])" office:value-type="float" office:value="904">
            <text:p>904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3-07-01">
            <text:p>07/93</text:p>
          </table:table-cell>
          <table:table-cell table:style-name="ce1" office:value-type="float" office:value="39">
            <text:p>39</text:p>
          </table:table-cell>
          <table:table-cell table:style-name="ce7" office:value-type="float" office:value="541">
            <text:p>541</text:p>
          </table:table-cell>
          <table:table-cell table:style-name="ce4" table:formula="of:=SUM([.B35:.C35])" office:value-type="float" office:value="580">
            <text:p>580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3-08-01">
            <text:p>08/93</text:p>
          </table:table-cell>
          <table:table-cell table:style-name="ce1" office:value-type="float" office:value="189">
            <text:p>189</text:p>
          </table:table-cell>
          <table:table-cell table:style-name="ce7" office:value-type="float" office:value="267">
            <text:p>267</text:p>
          </table:table-cell>
          <table:table-cell table:style-name="ce4" table:formula="of:=SUM([.B36:.C36])" office:value-type="float" office:value="456">
            <text:p>456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3-09-01">
            <text:p>09/93</text:p>
          </table:table-cell>
          <table:table-cell table:style-name="ce1" office:value-type="float" office:value="249">
            <text:p>249</text:p>
          </table:table-cell>
          <table:table-cell table:style-name="ce7" office:value-type="float" office:value="294">
            <text:p>294</text:p>
          </table:table-cell>
          <table:table-cell table:style-name="ce4" table:formula="of:=SUM([.B37:.C37])" office:value-type="float" office:value="543">
            <text:p>543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3-10-01">
            <text:p>10/93</text:p>
          </table:table-cell>
          <table:table-cell table:style-name="ce1" office:value-type="float" office:value="436">
            <text:p>436</text:p>
          </table:table-cell>
          <table:table-cell table:style-name="ce7" office:value-type="float" office:value="357">
            <text:p>357</text:p>
          </table:table-cell>
          <table:table-cell table:style-name="ce4" table:formula="of:=SUM([.B38:.C38])" office:value-type="float" office:value="793">
            <text:p>793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3-11-01">
            <text:p>11/93</text:p>
          </table:table-cell>
          <table:table-cell table:style-name="ce1" office:value-type="float" office:value="220">
            <text:p>220</text:p>
          </table:table-cell>
          <table:table-cell table:style-name="ce7" office:value-type="float" office:value="354">
            <text:p>354</text:p>
          </table:table-cell>
          <table:table-cell table:style-name="ce4" table:formula="of:=SUM([.B39:.C39])" office:value-type="float" office:value="574">
            <text:p>574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3-12-01">
            <text:p>12/93</text:p>
          </table:table-cell>
          <table:table-cell table:style-name="ce1" office:value-type="float" office:value="305">
            <text:p>305</text:p>
          </table:table-cell>
          <table:table-cell table:style-name="ce7" office:value-type="float" office:value="290">
            <text:p>290</text:p>
          </table:table-cell>
          <table:table-cell table:style-name="ce4" table:formula="of:=SUM([.B40:.C40])" office:value-type="float" office:value="595">
            <text:p>595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4-01-01">
            <text:p>01/94</text:p>
          </table:table-cell>
          <table:table-cell table:style-name="ce1" office:value-type="float" office:value="256">
            <text:p>256</text:p>
          </table:table-cell>
          <table:table-cell table:style-name="ce7" office:value-type="float" office:value="245">
            <text:p>245</text:p>
          </table:table-cell>
          <table:table-cell table:style-name="ce4" table:formula="of:=SUM([.B41:.C41])" office:value-type="float" office:value="501">
            <text:p>501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4-02-01">
            <text:p>02/94</text:p>
          </table:table-cell>
          <table:table-cell table:style-name="ce1" office:value-type="float" office:value="191">
            <text:p>191</text:p>
          </table:table-cell>
          <table:table-cell table:style-name="ce7" office:value-type="float" office:value="455">
            <text:p>455</text:p>
          </table:table-cell>
          <table:table-cell table:style-name="ce4" table:formula="of:=SUM([.B42:.C42])" office:value-type="float" office:value="646">
            <text:p>646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4-03-01">
            <text:p>03/94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513">
            <text:p>513</text:p>
          </table:table-cell>
          <table:table-cell table:style-name="ce4" table:formula="of:=SUM([.B43:.C43])" office:value-type="float" office:value="812">
            <text:p>812</text:p>
          </table:table-cell>
          <table:table-cell table:style-name="ce11" table:number-columns-repeated="7"/>
          <table:table-cell table:style-name="ce13" table:number-columns-repeated="2"/>
        </table:table-row>
        <table:table-row table:style-name="ro2">
          <table:table-cell table:style-name="ce2" office:value-type="date" office:date-value="1994-04-01">
            <text:p>04/94</text:p>
          </table:table-cell>
          <table:table-cell table:style-name="ce1" office:value-type="float" office:value="414">
            <text:p>414</text:p>
          </table:table-cell>
          <table:table-cell table:style-name="ce7" office:value-type="float" office:value="448">
            <text:p>448</text:p>
          </table:table-cell>
          <table:table-cell table:style-name="ce4" table:formula="of:=SUM([.B44:.C44])" office:value-type="float" office:value="862">
            <text:p>862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4-05-01">
            <text:p>05/94</text:p>
          </table:table-cell>
          <table:table-cell table:style-name="ce1" office:value-type="float" office:value="158">
            <text:p>158</text:p>
          </table:table-cell>
          <table:table-cell table:style-name="ce7" office:value-type="float" office:value="410">
            <text:p>410</text:p>
          </table:table-cell>
          <table:table-cell table:style-name="ce4" table:formula="of:=SUM([.B45:.C45])" office:value-type="float" office:value="568">
            <text:p>568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4-06-01">
            <text:p>06/94</text:p>
          </table:table-cell>
          <table:table-cell table:style-name="ce1" office:value-type="float" office:value="408">
            <text:p>408</text:p>
          </table:table-cell>
          <table:table-cell table:style-name="ce7" office:value-type="float" office:value="690">
            <text:p>690</text:p>
          </table:table-cell>
          <table:table-cell table:style-name="ce4" table:formula="of:=SUM([.B46:.C46])" office:value-type="float" office:value="1098">
            <text:p>1098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4-07-01">
            <text:p>07/94</text:p>
          </table:table-cell>
          <table:table-cell table:style-name="ce1" office:value-type="float" office:value="380">
            <text:p>380</text:p>
          </table:table-cell>
          <table:table-cell table:style-name="ce7" office:value-type="float" office:value="488">
            <text:p>488</text:p>
          </table:table-cell>
          <table:table-cell table:style-name="ce4" table:formula="of:=SUM([.B47:.C47])" office:value-type="float" office:value="868">
            <text:p>868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4-08-01">
            <text:p>08/94</text:p>
          </table:table-cell>
          <table:table-cell table:style-name="ce1" office:value-type="float" office:value="305">
            <text:p>305</text:p>
          </table:table-cell>
          <table:table-cell table:style-name="ce7" office:value-type="float" office:value="408">
            <text:p>408</text:p>
          </table:table-cell>
          <table:table-cell table:style-name="ce4" table:formula="of:=SUM([.B48:.C48])" office:value-type="float" office:value="713">
            <text:p>713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4-09-01">
            <text:p>09/94</text:p>
          </table:table-cell>
          <table:table-cell table:style-name="ce1" office:value-type="float" office:value="499">
            <text:p>499</text:p>
          </table:table-cell>
          <table:table-cell table:style-name="ce7" office:value-type="float" office:value="166">
            <text:p>166</text:p>
          </table:table-cell>
          <table:table-cell table:style-name="ce4" table:formula="of:=SUM([.B49:.C49])" office:value-type="float" office:value="665">
            <text:p>665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4-10-01">
            <text:p>10/94</text:p>
          </table:table-cell>
          <table:table-cell table:style-name="ce1" office:value-type="float" office:value="350">
            <text:p>350</text:p>
          </table:table-cell>
          <table:table-cell table:style-name="ce7" office:value-type="float" office:value="354">
            <text:p>354</text:p>
          </table:table-cell>
          <table:table-cell table:style-name="ce4" table:formula="of:=SUM([.B50:.C50])" office:value-type="float" office:value="704">
            <text:p>704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4-11-01">
            <text:p>11/94</text:p>
          </table:table-cell>
          <table:table-cell table:style-name="ce1" office:value-type="float" office:value="435">
            <text:p>435</text:p>
          </table:table-cell>
          <table:table-cell table:style-name="ce7" office:value-type="float" office:value="618">
            <text:p>618</text:p>
          </table:table-cell>
          <table:table-cell table:style-name="ce4" table:formula="of:=SUM([.B51:.C51])" office:value-type="float" office:value="1053">
            <text:p>1053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4-12-01">
            <text:p>12/94</text:p>
          </table:table-cell>
          <table:table-cell table:style-name="ce1" office:value-type="float" office:value="280">
            <text:p>280</text:p>
          </table:table-cell>
          <table:table-cell table:style-name="ce7" office:value-type="float" office:value="284">
            <text:p>284</text:p>
          </table:table-cell>
          <table:table-cell table:style-name="ce4" table:formula="of:=SUM([.B52:.C52])" office:value-type="float" office:value="564">
            <text:p>564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5-01-01">
            <text:p>01/95</text:p>
          </table:table-cell>
          <table:table-cell table:style-name="ce1" office:value-type="float" office:value="308">
            <text:p>308</text:p>
          </table:table-cell>
          <table:table-cell table:style-name="ce7" office:value-type="float" office:value="203">
            <text:p>203</text:p>
          </table:table-cell>
          <table:table-cell table:style-name="ce4" table:formula="of:=SUM([.B53:.C53])" office:value-type="float" office:value="511">
            <text:p>511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5-02-01">
            <text:p>02/95</text:p>
          </table:table-cell>
          <table:table-cell table:style-name="ce1" office:value-type="float" office:value="625">
            <text:p>625</text:p>
          </table:table-cell>
          <table:table-cell table:style-name="ce7" office:value-type="float" office:value="370">
            <text:p>370</text:p>
          </table:table-cell>
          <table:table-cell table:style-name="ce4" table:formula="of:=SUM([.B54:.C54])" office:value-type="float" office:value="995">
            <text:p>995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5-03-01">
            <text:p>03/95</text:p>
          </table:table-cell>
          <table:table-cell table:style-name="ce1" office:value-type="float" office:value="627">
            <text:p>627</text:p>
          </table:table-cell>
          <table:table-cell table:style-name="ce7" office:value-type="float" office:value="254">
            <text:p>254</text:p>
          </table:table-cell>
          <table:table-cell table:style-name="ce4" table:formula="of:=SUM([.B55:.C55])" office:value-type="float" office:value="881">
            <text:p>881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5-04-01">
            <text:p>04/95</text:p>
          </table:table-cell>
          <table:table-cell table:style-name="ce1" office:value-type="float" office:value="341">
            <text:p>341</text:p>
          </table:table-cell>
          <table:table-cell table:style-name="ce7" office:value-type="float" office:value="275">
            <text:p>275</text:p>
          </table:table-cell>
          <table:table-cell table:style-name="ce4" table:formula="of:=SUM([.B56:.C56])" office:value-type="float" office:value="616">
            <text:p>616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5-05-01">
            <text:p>05/95</text:p>
          </table:table-cell>
          <table:table-cell table:style-name="ce1" office:value-type="float" office:value="301">
            <text:p>301</text:p>
          </table:table-cell>
          <table:table-cell table:style-name="ce7" office:value-type="float" office:value="179">
            <text:p>179</text:p>
          </table:table-cell>
          <table:table-cell table:style-name="ce4" table:formula="of:=SUM([.B57:.C57])" office:value-type="float" office:value="480">
            <text:p>480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5-06-01">
            <text:p>06/95</text:p>
          </table:table-cell>
          <table:table-cell table:style-name="ce1" office:value-type="float" office:value="410">
            <text:p>410</text:p>
          </table:table-cell>
          <table:table-cell table:style-name="ce7" office:value-type="float" office:value="150">
            <text:p>150</text:p>
          </table:table-cell>
          <table:table-cell table:style-name="ce4" table:formula="of:=SUM([.B58:.C58])" office:value-type="float" office:value="560">
            <text:p>560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5-07-01">
            <text:p>07/95</text:p>
          </table:table-cell>
          <table:table-cell table:style-name="ce1" office:value-type="float" office:value="420">
            <text:p>420</text:p>
          </table:table-cell>
          <table:table-cell table:style-name="ce7" office:value-type="float" office:value="327">
            <text:p>327</text:p>
          </table:table-cell>
          <table:table-cell table:style-name="ce4" table:formula="of:=SUM([.B59:.C59])" office:value-type="float" office:value="747">
            <text:p>747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5-08-01">
            <text:p>08/95</text:p>
          </table:table-cell>
          <table:table-cell table:style-name="ce1" office:value-type="float" office:value="439">
            <text:p>439</text:p>
          </table:table-cell>
          <table:table-cell table:style-name="ce7" office:value-type="float" office:value="246">
            <text:p>246</text:p>
          </table:table-cell>
          <table:table-cell table:style-name="ce4" table:formula="of:=SUM([.B60:.C60])" office:value-type="float" office:value="685">
            <text:p>685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5-09-01">
            <text:p>09/95</text:p>
          </table:table-cell>
          <table:table-cell table:style-name="ce1" office:value-type="float" office:value="506">
            <text:p>506</text:p>
          </table:table-cell>
          <table:table-cell table:style-name="ce7" office:value-type="float" office:value="316">
            <text:p>316</text:p>
          </table:table-cell>
          <table:table-cell table:style-name="ce4" table:formula="of:=SUM([.B61:.C61])" office:value-type="float" office:value="822">
            <text:p>822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5-10-01">
            <text:p>10/95</text:p>
          </table:table-cell>
          <table:table-cell table:style-name="ce1" office:value-type="float" office:value="457">
            <text:p>457</text:p>
          </table:table-cell>
          <table:table-cell table:style-name="ce7" office:value-type="float" office:value="253">
            <text:p>253</text:p>
          </table:table-cell>
          <table:table-cell table:style-name="ce4" table:formula="of:=SUM([.B62:.C62])" office:value-type="float" office:value="710">
            <text:p>710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5-11-01">
            <text:p>11/95</text:p>
          </table:table-cell>
          <table:table-cell table:style-name="ce1" office:value-type="float" office:value="599">
            <text:p>599</text:p>
          </table:table-cell>
          <table:table-cell table:style-name="ce7" office:value-type="float" office:value="160">
            <text:p>160</text:p>
          </table:table-cell>
          <table:table-cell table:style-name="ce4" table:formula="of:=SUM([.B63:.C63])" office:value-type="float" office:value="759">
            <text:p>759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5-12-01">
            <text:p>12/95</text:p>
          </table:table-cell>
          <table:table-cell table:style-name="ce1" office:value-type="float" office:value="711">
            <text:p>711</text:p>
          </table:table-cell>
          <table:table-cell table:style-name="ce7" office:value-type="float" office:value="542">
            <text:p>542</text:p>
          </table:table-cell>
          <table:table-cell table:style-name="ce4" table:formula="of:=SUM([.B64:.C64])" office:value-type="float" office:value="1253">
            <text:p>1253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6-01-01">
            <text:p>01/96</text:p>
          </table:table-cell>
          <table:table-cell table:style-name="ce1" office:value-type="float" office:value="543">
            <text:p>543</text:p>
          </table:table-cell>
          <table:table-cell table:style-name="ce7" office:value-type="float" office:value="378">
            <text:p>378</text:p>
          </table:table-cell>
          <table:table-cell table:style-name="ce4" table:formula="of:=SUM([.B65:.C65])" office:value-type="float" office:value="921">
            <text:p>921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6-02-01">
            <text:p>02/96</text:p>
          </table:table-cell>
          <table:table-cell table:style-name="ce1" office:value-type="float" office:value="517">
            <text:p>517</text:p>
          </table:table-cell>
          <table:table-cell table:style-name="ce7" office:value-type="float" office:value="224">
            <text:p>224</text:p>
          </table:table-cell>
          <table:table-cell table:style-name="ce4" table:formula="of:=SUM([.B66:.C66])" office:value-type="float" office:value="741">
            <text:p>741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6-03-01">
            <text:p>03/96</text:p>
          </table:table-cell>
          <table:table-cell table:style-name="ce1" office:value-type="float" office:value="789">
            <text:p>789</text:p>
          </table:table-cell>
          <table:table-cell table:style-name="ce7" office:value-type="float" office:value="476">
            <text:p>476</text:p>
          </table:table-cell>
          <table:table-cell table:style-name="ce4" table:formula="of:=SUM([.B67:.C67])" office:value-type="float" office:value="1265">
            <text:p>1265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6-04-01">
            <text:p>04/96</text:p>
          </table:table-cell>
          <table:table-cell table:style-name="ce1" office:value-type="float" office:value="249">
            <text:p>249</text:p>
          </table:table-cell>
          <table:table-cell table:style-name="ce7" office:value-type="float" office:value="283">
            <text:p>283</text:p>
          </table:table-cell>
          <table:table-cell table:style-name="ce4" table:formula="of:=SUM([.B68:.C68])" office:value-type="float" office:value="532">
            <text:p>532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6-05-01">
            <text:p>05/96</text:p>
          </table:table-cell>
          <table:table-cell table:style-name="ce1" office:value-type="float" office:value="317">
            <text:p>317</text:p>
          </table:table-cell>
          <table:table-cell table:style-name="ce7" office:value-type="float" office:value="387">
            <text:p>387</text:p>
          </table:table-cell>
          <table:table-cell table:style-name="ce4" table:formula="of:=SUM([.B69:.C69])" office:value-type="float" office:value="704">
            <text:p>704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6-06-01">
            <text:p>06/96</text:p>
          </table:table-cell>
          <table:table-cell table:style-name="ce1" office:value-type="float" office:value="246">
            <text:p>246</text:p>
          </table:table-cell>
          <table:table-cell table:style-name="ce7" office:value-type="float" office:value="502">
            <text:p>502</text:p>
          </table:table-cell>
          <table:table-cell table:style-name="ce4" table:formula="of:=SUM([.B70:.C70])" office:value-type="float" office:value="748">
            <text:p>748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6-07-01">
            <text:p>07/96</text:p>
          </table:table-cell>
          <table:table-cell table:style-name="ce1" office:value-type="float" office:value="231">
            <text:p>231</text:p>
          </table:table-cell>
          <table:table-cell table:style-name="ce7" office:value-type="float" office:value="613">
            <text:p>613</text:p>
          </table:table-cell>
          <table:table-cell table:style-name="ce4" table:formula="of:=SUM([.B71:.C71])" office:value-type="float" office:value="844">
            <text:p>844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6-08-01">
            <text:p>08/96</text:p>
          </table:table-cell>
          <table:table-cell table:style-name="ce1" office:value-type="float" office:value="292">
            <text:p>292</text:p>
          </table:table-cell>
          <table:table-cell table:style-name="ce7" office:value-type="float" office:value="441">
            <text:p>441</text:p>
          </table:table-cell>
          <table:table-cell table:style-name="ce4" table:formula="of:=SUM([.B72:.C72])" office:value-type="float" office:value="733">
            <text:p>733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6-09-01">
            <text:p>09/96</text:p>
          </table:table-cell>
          <table:table-cell table:style-name="ce1" office:value-type="float" office:value="211">
            <text:p>211</text:p>
          </table:table-cell>
          <table:table-cell table:style-name="ce7" office:value-type="float" office:value="279">
            <text:p>279</text:p>
          </table:table-cell>
          <table:table-cell table:style-name="ce4" table:formula="of:=SUM([.B73:.C73])" office:value-type="float" office:value="490">
            <text:p>490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6-10-01">
            <text:p>10/96</text:p>
          </table:table-cell>
          <table:table-cell table:style-name="ce1" office:value-type="float" office:value="293">
            <text:p>293</text:p>
          </table:table-cell>
          <table:table-cell table:style-name="ce7" office:value-type="float" office:value="280">
            <text:p>280</text:p>
          </table:table-cell>
          <table:table-cell table:style-name="ce4" table:formula="of:=SUM([.B74:.C74])" office:value-type="float" office:value="573">
            <text:p>573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6-11-01">
            <text:p>11/96</text:p>
          </table:table-cell>
          <table:table-cell table:style-name="ce1" office:value-type="float" office:value="256">
            <text:p>256</text:p>
          </table:table-cell>
          <table:table-cell table:style-name="ce7" office:value-type="float" office:value="809">
            <text:p>809</text:p>
          </table:table-cell>
          <table:table-cell table:style-name="ce4" table:formula="of:=SUM([.B75:.C75])" office:value-type="float" office:value="1065">
            <text:p>1065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6-12-01">
            <text:p>12/96</text:p>
          </table:table-cell>
          <table:table-cell table:style-name="ce1" office:value-type="float" office:value="242">
            <text:p>242</text:p>
          </table:table-cell>
          <table:table-cell table:style-name="ce7" office:value-type="float" office:value="783">
            <text:p>783</text:p>
          </table:table-cell>
          <table:table-cell table:style-name="ce4" table:formula="of:=SUM([.B76:.C76])" office:value-type="float" office:value="1025">
            <text:p>1025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7-01-01">
            <text:p>01/97</text:p>
          </table:table-cell>
          <table:table-cell table:style-name="ce1" office:value-type="float" office:value="305">
            <text:p>305</text:p>
          </table:table-cell>
          <table:table-cell table:style-name="ce7" office:value-type="float" office:value="376">
            <text:p>376</text:p>
          </table:table-cell>
          <table:table-cell table:style-name="ce4" table:formula="of:=SUM([.B77:.C77])" office:value-type="float" office:value="681">
            <text:p>681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7-02-01">
            <text:p>02/97</text:p>
          </table:table-cell>
          <table:table-cell table:style-name="ce1" office:value-type="float" office:value="1079">
            <text:p>1079</text:p>
          </table:table-cell>
          <table:table-cell table:style-name="ce7" office:value-type="float" office:value="462">
            <text:p>462</text:p>
          </table:table-cell>
          <table:table-cell table:style-name="ce4" table:formula="of:=SUM([.B78:.C78])" office:value-type="float" office:value="1541">
            <text:p>1541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7-03-01">
            <text:p>03/97</text:p>
          </table:table-cell>
          <table:table-cell table:style-name="ce1" office:value-type="float" office:value="424">
            <text:p>424</text:p>
          </table:table-cell>
          <table:table-cell table:style-name="ce7" office:value-type="float" office:value="553">
            <text:p>553</text:p>
          </table:table-cell>
          <table:table-cell table:style-name="ce4" table:formula="of:=SUM([.B79:.C79])" office:value-type="float" office:value="977">
            <text:p>977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7-04-01">
            <text:p>04/97</text:p>
          </table:table-cell>
          <table:table-cell table:style-name="ce1" office:value-type="float" office:value="524">
            <text:p>524</text:p>
          </table:table-cell>
          <table:table-cell table:style-name="ce7" office:value-type="float" office:value="373">
            <text:p>373</text:p>
          </table:table-cell>
          <table:table-cell table:style-name="ce4" table:formula="of:=SUM([.B80:.C80])" office:value-type="float" office:value="897">
            <text:p>897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7-05-01">
            <text:p>05/97</text:p>
          </table:table-cell>
          <table:table-cell table:style-name="ce1" office:value-type="float" office:value="540">
            <text:p>540</text:p>
          </table:table-cell>
          <table:table-cell table:style-name="ce7" office:value-type="float" office:value="588">
            <text:p>588</text:p>
          </table:table-cell>
          <table:table-cell table:style-name="ce4" table:formula="of:=SUM([.B81:.C81])" office:value-type="float" office:value="1128">
            <text:p>1128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7-06-01">
            <text:p>06/97</text:p>
          </table:table-cell>
          <table:table-cell table:style-name="ce1" office:value-type="float" office:value="602">
            <text:p>602</text:p>
          </table:table-cell>
          <table:table-cell table:style-name="ce7" office:value-type="float" office:value="441">
            <text:p>441</text:p>
          </table:table-cell>
          <table:table-cell table:style-name="ce4" table:formula="of:=SUM([.B82:.C82])" office:value-type="float" office:value="1043">
            <text:p>1043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7-07-01">
            <text:p>07/97</text:p>
          </table:table-cell>
          <table:table-cell table:style-name="ce1" office:value-type="float" office:value="511">
            <text:p>511</text:p>
          </table:table-cell>
          <table:table-cell table:style-name="ce7" office:value-type="float" office:value="631">
            <text:p>631</text:p>
          </table:table-cell>
          <table:table-cell table:style-name="ce4" table:formula="of:=SUM([.B83:.C83])" office:value-type="float" office:value="1142">
            <text:p>1142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7-08-01">
            <text:p>08/97</text:p>
          </table:table-cell>
          <table:table-cell table:style-name="ce1" office:value-type="float" office:value="572">
            <text:p>572</text:p>
          </table:table-cell>
          <table:table-cell table:style-name="ce7" office:value-type="float" office:value="623">
            <text:p>623</text:p>
          </table:table-cell>
          <table:table-cell table:style-name="ce4" table:formula="of:=SUM([.B84:.C84])" office:value-type="float" office:value="1195">
            <text:p>1195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7-09-01">
            <text:p>09/97</text:p>
          </table:table-cell>
          <table:table-cell table:style-name="ce1" office:value-type="float" office:value="663">
            <text:p>663</text:p>
          </table:table-cell>
          <table:table-cell table:style-name="ce7" office:value-type="float" office:value="806">
            <text:p>806</text:p>
          </table:table-cell>
          <table:table-cell table:style-name="ce4" table:formula="of:=SUM([.B85:.C85])" office:value-type="float" office:value="1469">
            <text:p>1469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7-10-01">
            <text:p>10/97</text:p>
          </table:table-cell>
          <table:table-cell table:style-name="ce1" office:value-type="float" office:value="835">
            <text:p>835</text:p>
          </table:table-cell>
          <table:table-cell table:style-name="ce7" office:value-type="float" office:value="549">
            <text:p>549</text:p>
          </table:table-cell>
          <table:table-cell table:style-name="ce4" table:formula="of:=SUM([.B86:.C86])" office:value-type="float" office:value="1384">
            <text:p>1384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7-11-01">
            <text:p>11/97</text:p>
          </table:table-cell>
          <table:table-cell table:style-name="ce1" office:value-type="float" office:value="431">
            <text:p>431</text:p>
          </table:table-cell>
          <table:table-cell table:style-name="ce7" office:value-type="float" office:value="517">
            <text:p>517</text:p>
          </table:table-cell>
          <table:table-cell table:style-name="ce4" table:formula="of:=SUM([.B87:.C87])" office:value-type="float" office:value="948">
            <text:p>948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7-12-01">
            <text:p>12/97</text:p>
          </table:table-cell>
          <table:table-cell table:style-name="ce1" office:value-type="float" office:value="613">
            <text:p>613</text:p>
          </table:table-cell>
          <table:table-cell table:style-name="ce7" office:value-type="float" office:value="811">
            <text:p>811</text:p>
          </table:table-cell>
          <table:table-cell table:style-name="ce4" table:formula="of:=SUM([.B88:.C88])" office:value-type="float" office:value="1424">
            <text:p>1424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8-01-01">
            <text:p>01/98</text:p>
          </table:table-cell>
          <table:table-cell table:style-name="ce1" office:value-type="float" office:value="1029">
            <text:p>1029</text:p>
          </table:table-cell>
          <table:table-cell table:style-name="ce7" office:value-type="float" office:value="168">
            <text:p>168</text:p>
          </table:table-cell>
          <table:table-cell table:style-name="ce4" table:formula="of:=SUM([.B89:.C89])" office:value-type="float" office:value="1197">
            <text:p>1197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8-02-01">
            <text:p>02/98</text:p>
          </table:table-cell>
          <table:table-cell table:style-name="ce1" office:value-type="float" office:value="745">
            <text:p>745</text:p>
          </table:table-cell>
          <table:table-cell table:style-name="ce7" office:value-type="float" office:value="401">
            <text:p>401</text:p>
          </table:table-cell>
          <table:table-cell table:style-name="ce4" table:formula="of:=SUM([.B90:.C90])" office:value-type="float" office:value="1146">
            <text:p>1146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8-03-01">
            <text:p>03/98</text:p>
          </table:table-cell>
          <table:table-cell table:style-name="ce1" office:value-type="float" office:value="535">
            <text:p>535</text:p>
          </table:table-cell>
          <table:table-cell table:style-name="ce7" office:value-type="float" office:value="317">
            <text:p>317</text:p>
          </table:table-cell>
          <table:table-cell table:style-name="ce4" table:formula="of:=SUM([.B91:.C91])" office:value-type="float" office:value="852">
            <text:p>852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8-04-01">
            <text:p>04/98</text:p>
          </table:table-cell>
          <table:table-cell table:style-name="ce1" office:value-type="float" office:value="283">
            <text:p>283</text:p>
          </table:table-cell>
          <table:table-cell table:style-name="ce7" office:value-type="float" office:value="265">
            <text:p>265</text:p>
          </table:table-cell>
          <table:table-cell table:style-name="ce4" table:formula="of:=SUM([.B92:.C92])" office:value-type="float" office:value="548">
            <text:p>548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8-05-01">
            <text:p>05/98</text:p>
          </table:table-cell>
          <table:table-cell table:style-name="ce1" office:value-type="float" office:value="767">
            <text:p>767</text:p>
          </table:table-cell>
          <table:table-cell table:style-name="ce7" office:value-type="float" office:value="406">
            <text:p>406</text:p>
          </table:table-cell>
          <table:table-cell table:style-name="ce4" table:formula="of:=SUM([.B93:.C93])" office:value-type="float" office:value="1173">
            <text:p>1173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8-06-01">
            <text:p>06/98</text:p>
          </table:table-cell>
          <table:table-cell table:style-name="ce1" office:value-type="float" office:value="890">
            <text:p>890</text:p>
          </table:table-cell>
          <table:table-cell table:style-name="ce7" office:value-type="float" office:value="320">
            <text:p>320</text:p>
          </table:table-cell>
          <table:table-cell table:style-name="ce4" table:formula="of:=SUM([.B94:.C94])" office:value-type="float" office:value="1210">
            <text:p>1210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8-07-01">
            <text:p>07/98</text:p>
          </table:table-cell>
          <table:table-cell table:style-name="ce1" office:value-type="float" office:value="679">
            <text:p>679</text:p>
          </table:table-cell>
          <table:table-cell table:style-name="ce7" office:value-type="float" office:value="243">
            <text:p>243</text:p>
          </table:table-cell>
          <table:table-cell table:style-name="ce4" table:formula="of:=SUM([.B95:.C95])" office:value-type="float" office:value="922">
            <text:p>922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8-08-01">
            <text:p>08/98</text:p>
          </table:table-cell>
          <table:table-cell table:style-name="ce1" office:value-type="float" office:value="743">
            <text:p>743</text:p>
          </table:table-cell>
          <table:table-cell table:style-name="ce7" office:value-type="float" office:value="245">
            <text:p>245</text:p>
          </table:table-cell>
          <table:table-cell table:style-name="ce4" table:formula="of:=SUM([.B96:.C96])" office:value-type="float" office:value="988">
            <text:p>988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8-09-01">
            <text:p>09/98</text:p>
          </table:table-cell>
          <table:table-cell table:style-name="ce1" office:value-type="float" office:value="996">
            <text:p>996</text:p>
          </table:table-cell>
          <table:table-cell table:style-name="ce7" office:value-type="float" office:value="325">
            <text:p>325</text:p>
          </table:table-cell>
          <table:table-cell table:style-name="ce4" table:formula="of:=SUM([.B97:.C97])" office:value-type="float" office:value="1321">
            <text:p>1321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8-10-01">
            <text:p>10/98</text:p>
          </table:table-cell>
          <table:table-cell table:style-name="ce1" office:value-type="float" office:value="1067">
            <text:p>1067</text:p>
          </table:table-cell>
          <table:table-cell table:style-name="ce7" office:value-type="float" office:value="300">
            <text:p>300</text:p>
          </table:table-cell>
          <table:table-cell table:style-name="ce4" table:formula="of:=SUM([.B98:.C98])" office:value-type="float" office:value="1367">
            <text:p>1367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8-11-01">
            <text:p>11/98</text:p>
          </table:table-cell>
          <table:table-cell table:style-name="ce1" office:value-type="float" office:value="414">
            <text:p>414</text:p>
          </table:table-cell>
          <table:table-cell table:style-name="ce7" office:value-type="float" office:value="1185">
            <text:p>1185</text:p>
          </table:table-cell>
          <table:table-cell table:style-name="ce4" table:formula="of:=SUM([.B99:.C99])" office:value-type="float" office:value="1599">
            <text:p>1599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8-12-01">
            <text:p>12/98</text:p>
          </table:table-cell>
          <table:table-cell table:style-name="ce1" office:value-type="float" office:value="945">
            <text:p>945</text:p>
          </table:table-cell>
          <table:table-cell table:style-name="ce7" office:value-type="float" office:value="470">
            <text:p>470</text:p>
          </table:table-cell>
          <table:table-cell table:style-name="ce4" table:formula="of:=SUM([.B100:.C100])" office:value-type="float" office:value="1415">
            <text:p>1415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9-01-01">
            <text:p>01/99</text:p>
          </table:table-cell>
          <table:table-cell table:style-name="ce1" office:value-type="float" office:value="952">
            <text:p>952</text:p>
          </table:table-cell>
          <table:table-cell table:style-name="ce7" office:value-type="float" office:value="488">
            <text:p>488</text:p>
          </table:table-cell>
          <table:table-cell table:style-name="ce4" table:formula="of:=SUM([.B101:.C101])" office:value-type="float" office:value="1440">
            <text:p>1440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9-02-01">
            <text:p>02/99</text:p>
          </table:table-cell>
          <table:table-cell table:style-name="ce1" office:value-type="float" office:value="1698">
            <text:p>1698</text:p>
          </table:table-cell>
          <table:table-cell table:style-name="ce7" office:value-type="float" office:value="575">
            <text:p>575</text:p>
          </table:table-cell>
          <table:table-cell table:style-name="ce4" table:formula="of:=SUM([.B102:.C102])" office:value-type="float" office:value="2273">
            <text:p>2273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9-03-01">
            <text:p>03/99</text:p>
          </table:table-cell>
          <table:table-cell table:style-name="ce1" office:value-type="float" office:value="1340">
            <text:p>1340</text:p>
          </table:table-cell>
          <table:table-cell table:style-name="ce7" office:value-type="float" office:value="899">
            <text:p>899</text:p>
          </table:table-cell>
          <table:table-cell table:style-name="ce4" table:formula="of:=SUM([.B103:.C103])" office:value-type="float" office:value="2239">
            <text:p>2239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9-04-01">
            <text:p>04/99</text:p>
          </table:table-cell>
          <table:table-cell table:style-name="ce1" office:value-type="float" office:value="827">
            <text:p>827</text:p>
          </table:table-cell>
          <table:table-cell table:style-name="ce7" office:value-type="float" office:value="389">
            <text:p>389</text:p>
          </table:table-cell>
          <table:table-cell table:style-name="ce4" table:formula="of:=SUM([.B104:.C104])" office:value-type="float" office:value="1216">
            <text:p>1216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9-05-01">
            <text:p>05/99</text:p>
          </table:table-cell>
          <table:table-cell table:style-name="ce1" office:value-type="float" office:value="949">
            <text:p>949</text:p>
          </table:table-cell>
          <table:table-cell table:style-name="ce7" office:value-type="float" office:value="680">
            <text:p>680</text:p>
          </table:table-cell>
          <table:table-cell table:style-name="ce4" table:formula="of:=SUM([.B105:.C105])" office:value-type="float" office:value="1629">
            <text:p>1629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9-06-01">
            <text:p>06/99</text:p>
          </table:table-cell>
          <table:table-cell table:style-name="ce1" office:value-type="float" office:value="1463">
            <text:p>1463</text:p>
          </table:table-cell>
          <table:table-cell table:style-name="ce7" office:value-type="float" office:value="552">
            <text:p>552</text:p>
          </table:table-cell>
          <table:table-cell table:style-name="ce4" table:formula="of:=SUM([.B106:.C106])" office:value-type="float" office:value="2015">
            <text:p>2015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9-07-01">
            <text:p>07/99</text:p>
          </table:table-cell>
          <table:table-cell table:style-name="ce1" office:value-type="float" office:value="1308">
            <text:p>1308</text:p>
          </table:table-cell>
          <table:table-cell table:style-name="ce7" office:value-type="float" office:value="766">
            <text:p>766</text:p>
          </table:table-cell>
          <table:table-cell table:style-name="ce4" table:formula="of:=SUM([.B107:.C107])" office:value-type="float" office:value="2074">
            <text:p>2074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9-08-01">
            <text:p>08/99</text:p>
          </table:table-cell>
          <table:table-cell table:style-name="ce1" office:value-type="float" office:value="998">
            <text:p>998</text:p>
          </table:table-cell>
          <table:table-cell table:style-name="ce7" office:value-type="float" office:value="377">
            <text:p>377</text:p>
          </table:table-cell>
          <table:table-cell table:style-name="ce4" table:formula="of:=SUM([.B108:.C108])" office:value-type="float" office:value="1375">
            <text:p>1375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9-09-01">
            <text:p>09/99</text:p>
          </table:table-cell>
          <table:table-cell table:style-name="ce1" office:value-type="float" office:value="1271">
            <text:p>1271</text:p>
          </table:table-cell>
          <table:table-cell table:style-name="ce7" office:value-type="float" office:value="401">
            <text:p>401</text:p>
          </table:table-cell>
          <table:table-cell table:style-name="ce4" table:formula="of:=SUM([.B109:.C109])" office:value-type="float" office:value="1672">
            <text:p>1672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9-10-01">
            <text:p>10/99</text:p>
          </table:table-cell>
          <table:table-cell table:style-name="ce1" office:value-type="float" office:value="990">
            <text:p>990</text:p>
          </table:table-cell>
          <table:table-cell table:style-name="ce7" office:value-type="float" office:value="493">
            <text:p>493</text:p>
          </table:table-cell>
          <table:table-cell table:style-name="ce4" table:formula="of:=SUM([.B110:.C110])" office:value-type="float" office:value="1483">
            <text:p>1483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9-11-01">
            <text:p>11/99</text:p>
          </table:table-cell>
          <table:table-cell table:style-name="ce1" office:value-type="float" office:value="548">
            <text:p>548</text:p>
          </table:table-cell>
          <table:table-cell table:style-name="ce7" office:value-type="float" office:value="770">
            <text:p>770</text:p>
          </table:table-cell>
          <table:table-cell table:style-name="ce4" table:formula="of:=SUM([.B111:.C111])" office:value-type="float" office:value="1318">
            <text:p>1318</text:p>
          </table:table-cell>
          <table:table-cell table:style-name="ce12" table:number-columns-repeated="7"/>
          <table:table-cell table:number-columns-repeated="2"/>
        </table:table-row>
        <table:table-row table:style-name="ro2">
          <table:table-cell table:style-name="ce2" office:value-type="date" office:date-value="1999-12-01">
            <text:p>12/99</text:p>
          </table:table-cell>
          <table:table-cell table:style-name="ce1" office:value-type="float" office:value="752">
            <text:p>752</text:p>
          </table:table-cell>
          <table:table-cell table:style-name="ce1" office:value-type="float" office:value="436">
            <text:p>436</text:p>
          </table:table-cell>
          <table:table-cell table:style-name="ce4" table:formula="of:=SUM([.B112:.C112])" office:value-type="float" office:value="1188">
            <text:p>118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uma</text:p>
          </table:table-cell>
          <table:table-cell table:style-name="ce1" table:formula="of:=SUM([.B5:.B112])" office:value-type="float" office:value="57653">
            <text:p>57653</text:p>
          </table:table-cell>
          <table:table-cell table:style-name="ce1" table:formula="of:=SUM([.C5:.C112])" office:value-type="float" office:value="59173">
            <text:p>59173</text:p>
          </table:table-cell>
          <table:table-cell table:style-name="ce9" table:formula="of:=SUM([.B5:.C112])" office:value-type="float" office:value="116826">
            <text:p>116826</text:p>
          </table:table-cell>
          <table:table-cell table:number-columns-repeated="9"/>
        </table:table-row>
        <table:table-row table:style-name="ro1">
          <table:table-cell table:style-name="ce3" table:number-columns-repeated="3"/>
          <table:table-cell table:style-name="ce10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formula="of:=[.B$113]*[.$D5]/[.$D$113]" office:value-type="float" office:value="719.515125057778">
            <text:p>719,52</text:p>
          </table:table-cell>
          <table:table-cell table:formula="of:=[.C$113]*[.$D5]/[.$D$113]" office:value-type="float" office:value="738.484874942222">
            <text:p>738,48</text:p>
          </table:table-cell>
          <table:table-cell table:number-columns-repeated="10"/>
        </table:table-row>
        <table:table-row table:style-name="ro1">
          <table:table-cell/>
          <table:table-cell table:formula="of:=[.B$113]*[.$D6]/[.$D$113]" office:value-type="float" office:value="1258.90472155171">
            <text:p>1258,9</text:p>
          </table:table-cell>
          <table:table-cell table:formula="of:=[.C$113]*[.$D6]/[.$D$113]" office:value-type="float" office:value="1292.09527844829">
            <text:p>1292,1</text:p>
          </table:table-cell>
          <table:table-cell table:number-columns-repeated="10"/>
        </table:table-row>
        <table:table-row table:style-name="ro1">
          <table:table-cell/>
          <table:table-cell table:formula="of:=[.B$113]*[.$D7]/[.$D$113]" office:value-type="float" office:value="917.406459178608">
            <text:p>917,41</text:p>
          </table:table-cell>
          <table:table-cell table:formula="of:=[.C$113]*[.$D7]/[.$D$113]" office:value-type="float" office:value="941.593540821392">
            <text:p>941,59</text:p>
          </table:table-cell>
          <table:table-cell table:number-columns-repeated="10"/>
        </table:table-row>
        <table:table-row table:style-name="ro1">
          <table:table-cell/>
          <table:table-cell table:formula="of:=[.B$113]*[.$D8]/[.$D$113]" office:value-type="float" office:value="701.255824901991">
            <text:p>701,26</text:p>
          </table:table-cell>
          <table:table-cell table:formula="of:=[.C$113]*[.$D8]/[.$D$113]" office:value-type="float" office:value="719.744175098009">
            <text:p>719,74</text:p>
          </table:table-cell>
          <table:table-cell table:number-columns-repeated="10"/>
        </table:table-row>
        <table:table-row table:style-name="ro1">
          <table:table-cell/>
          <table:table-cell table:formula="of:=[.B$113]*[.$D9]/[.$D$113]" office:value-type="float" office:value="911.484523992947">
            <text:p>911,48</text:p>
          </table:table-cell>
          <table:table-cell table:formula="of:=[.C$113]*[.$D9]/[.$D$113]" office:value-type="float" office:value="935.515476007053">
            <text:p>935,52</text:p>
          </table:table-cell>
          <table:table-cell table:number-columns-repeated="10"/>
        </table:table-row>
        <table:table-row table:style-name="ro1">
          <table:table-cell/>
          <table:table-cell table:formula="of:=[.B$113]*[.$D10]/[.$D$113]" office:value-type="float" office:value="1213.00972386284">
            <text:p>1213,01</text:p>
          </table:table-cell>
          <table:table-cell table:formula="of:=[.C$113]*[.$D10]/[.$D$113]" office:value-type="float" office:value="1244.99027613716">
            <text:p>1244,99</text:p>
          </table:table-cell>
          <table:table-cell table:number-columns-repeated="10"/>
        </table:table-row>
        <table:table-row table:style-name="ro1">
          <table:table-cell/>
          <table:table-cell table:formula="of:=[.B$113]*[.$D11]/[.$D$113]" office:value-type="float" office:value="956.392532484207">
            <text:p>956,39</text:p>
          </table:table-cell>
          <table:table-cell table:formula="of:=[.C$113]*[.$D11]/[.$D$113]" office:value-type="float" office:value="981.607467515793">
            <text:p>981,61</text:p>
          </table:table-cell>
          <table:table-cell table:number-columns-repeated="10"/>
        </table:table-row>
        <table:table-row table:style-name="ro1">
          <table:table-cell/>
          <table:table-cell table:formula="of:=[.B$113]*[.$D12]/[.$D$113]" office:value-type="float" office:value="579.362658997141">
            <text:p>579,36</text:p>
          </table:table-cell>
          <table:table-cell table:formula="of:=[.C$113]*[.$D12]/[.$D$113]" office:value-type="float" office:value="594.637341002859">
            <text:p>594,64</text:p>
          </table:table-cell>
          <table:table-cell table:number-columns-repeated="10"/>
        </table:table-row>
        <table:table-row table:style-name="ro1">
          <table:table-cell/>
          <table:table-cell table:formula="of:=[.B$113]*[.$D13]/[.$D$113]" office:value-type="float" office:value="634.634054063308">
            <text:p>634,63</text:p>
          </table:table-cell>
          <table:table-cell table:formula="of:=[.C$113]*[.$D13]/[.$D$113]" office:value-type="float" office:value="651.365945936692">
            <text:p>651,37</text:p>
          </table:table-cell>
          <table:table-cell table:number-columns-repeated="10"/>
        </table:table-row>
        <table:table-row table:style-name="ro1">
          <table:table-cell/>
          <table:table-cell table:formula="of:=[.B$113]*[.$D14]/[.$D$113]" office:value-type="float" office:value="785.643401297656">
            <text:p>785,64</text:p>
          </table:table-cell>
          <table:table-cell table:formula="of:=[.C$113]*[.$D14]/[.$D$113]" office:value-type="float" office:value="806.356598702344">
            <text:p>806,36</text:p>
          </table:table-cell>
          <table:table-cell table:number-columns-repeated="10"/>
        </table:table-row>
        <table:table-row table:style-name="ro1">
          <table:table-cell/>
          <table:table-cell table:formula="of:=[.B$113]*[.$D15]/[.$D$113]" office:value-type="float" office:value="810.811625836715">
            <text:p>810,81</text:p>
          </table:table-cell>
          <table:table-cell table:formula="of:=[.C$113]*[.$D15]/[.$D$113]" office:value-type="float" office:value="832.188374163285">
            <text:p>832,19</text:p>
          </table:table-cell>
          <table:table-cell table:number-columns-repeated="10"/>
        </table:table-row>
        <table:table-row table:style-name="ro1">
          <table:table-cell/>
          <table:table-cell table:formula="of:=[.B$113]*[.$D16]/[.$D$113]" office:value-type="float" office:value="549.752983068838">
            <text:p>549,75</text:p>
          </table:table-cell>
          <table:table-cell table:formula="of:=[.C$113]*[.$D16]/[.$D$113]" office:value-type="float" office:value="564.247016931163">
            <text:p>564,25</text:p>
          </table:table-cell>
          <table:table-cell table:number-columns-repeated="10"/>
        </table:table-row>
        <table:table-row table:style-name="ro1">
          <table:table-cell/>
          <table:table-cell table:formula="of:=[.B$113]*[.$D17]/[.$D$113]" office:value-type="float" office:value="506.325458373992">
            <text:p>506,33</text:p>
          </table:table-cell>
          <table:table-cell table:formula="of:=[.C$113]*[.$D17]/[.$D$113]" office:value-type="float" office:value="519.674541626008">
            <text:p>519,67</text:p>
          </table:table-cell>
          <table:table-cell table:number-columns-repeated="10"/>
        </table:table-row>
        <table:table-row table:style-name="ro1">
          <table:table-cell/>
          <table:table-cell table:formula="of:=[.B$113]*[.$D18]/[.$D$113]" office:value-type="float" office:value="469.806858062418">
            <text:p>469,81</text:p>
          </table:table-cell>
          <table:table-cell table:formula="of:=[.C$113]*[.$D18]/[.$D$113]" office:value-type="float" office:value="482.193141937582">
            <text:p>482,19</text:p>
          </table:table-cell>
          <table:table-cell table:number-columns-repeated="10"/>
        </table:table-row>
        <table:table-row table:style-name="ro1">
          <table:table-cell/>
          <table:table-cell table:formula="of:=[.B$113]*[.$D19]/[.$D$113]" office:value-type="float" office:value="657.334805608341">
            <text:p>657,33</text:p>
          </table:table-cell>
          <table:table-cell table:formula="of:=[.C$113]*[.$D19]/[.$D$113]" office:value-type="float" office:value="674.665194391659">
            <text:p>674,67</text:p>
          </table:table-cell>
          <table:table-cell table:number-columns-repeated="10"/>
        </table:table-row>
        <table:table-row table:style-name="ro1">
          <table:table-cell/>
          <table:table-cell table:formula="of:=[.B$113]*[.$D20]/[.$D$113]" office:value-type="float" office:value="416.509441391471">
            <text:p>416,51</text:p>
          </table:table-cell>
          <table:table-cell table:formula="of:=[.C$113]*[.$D20]/[.$D$113]" office:value-type="float" office:value="427.490558608529">
            <text:p>427,49</text:p>
          </table:table-cell>
          <table:table-cell table:number-columns-repeated="10"/>
        </table:table-row>
        <table:table-row table:style-name="ro1">
          <table:table-cell/>
          <table:table-cell table:formula="of:=[.B$113]*[.$D21]/[.$D$113]" office:value-type="float" office:value="535.441639703491">
            <text:p>535,44</text:p>
          </table:table-cell>
          <table:table-cell table:formula="of:=[.C$113]*[.$D21]/[.$D$113]" office:value-type="float" office:value="549.558360296509">
            <text:p>549,56</text:p>
          </table:table-cell>
          <table:table-cell table:number-columns-repeated="10"/>
        </table:table-row>
        <table:table-row table:style-name="ro1">
          <table:table-cell/>
          <table:table-cell table:formula="of:=[.B$113]*[.$D22]/[.$D$113]" office:value-type="float" office:value="506.818952972797">
            <text:p>506,82</text:p>
          </table:table-cell>
          <table:table-cell table:formula="of:=[.C$113]*[.$D22]/[.$D$113]" office:value-type="float" office:value="520.181047027203">
            <text:p>520,18</text:p>
          </table:table-cell>
          <table:table-cell table:number-columns-repeated="10"/>
        </table:table-row>
        <table:table-row table:style-name="ro1">
          <table:table-cell/>
          <table:table-cell table:formula="of:=[.B$113]*[.$D23]/[.$D$113]" office:value-type="float" office:value="772.31904712992">
            <text:p>772,32</text:p>
          </table:table-cell>
          <table:table-cell table:formula="of:=[.C$113]*[.$D23]/[.$D$113]" office:value-type="float" office:value="792.68095287008">
            <text:p>792,68</text:p>
          </table:table-cell>
          <table:table-cell table:number-columns-repeated="10"/>
        </table:table-row>
        <table:table-row table:style-name="ro1">
          <table:table-cell/>
          <table:table-cell table:formula="of:=[.B$113]*[.$D24]/[.$D$113]" office:value-type="float" office:value="387.886754660778">
            <text:p>387,89</text:p>
          </table:table-cell>
          <table:table-cell table:formula="of:=[.C$113]*[.$D24]/[.$D$113]" office:value-type="float" office:value="398.113245339222">
            <text:p>398,11</text:p>
          </table:table-cell>
          <table:table-cell table:number-columns-repeated="10"/>
        </table:table-row>
        <table:table-row table:style-name="ro1">
          <table:table-cell/>
          <table:table-cell table:formula="of:=[.B$113]*[.$D25]/[.$D$113]" office:value-type="float" office:value="555.181423655693">
            <text:p>555,18</text:p>
          </table:table-cell>
          <table:table-cell table:formula="of:=[.C$113]*[.$D25]/[.$D$113]" office:value-type="float" office:value="569.818576344307">
            <text:p>569,82</text:p>
          </table:table-cell>
          <table:table-cell table:number-columns-repeated="10"/>
        </table:table-row>
        <table:table-row table:style-name="ro1">
          <table:table-cell/>
          <table:table-cell table:formula="of:=[.B$113]*[.$D26]/[.$D$113]" office:value-type="float" office:value="455.495514697071">
            <text:p>455,5</text:p>
          </table:table-cell>
          <table:table-cell table:formula="of:=[.C$113]*[.$D26]/[.$D$113]" office:value-type="float" office:value="467.504485302929">
            <text:p>467,5</text:p>
          </table:table-cell>
          <table:table-cell table:number-columns-repeated="10"/>
        </table:table-row>
        <table:table-row table:style-name="ro1">
          <table:table-cell/>
          <table:table-cell table:formula="of:=[.B$113]*[.$D27]/[.$D$113]" office:value-type="float" office:value="463.884922876757">
            <text:p>463,88</text:p>
          </table:table-cell>
          <table:table-cell table:formula="of:=[.C$113]*[.$D27]/[.$D$113]" office:value-type="float" office:value="476.115077123243">
            <text:p>476,12</text:p>
          </table:table-cell>
          <table:table-cell table:number-columns-repeated="10"/>
        </table:table-row>
        <table:table-row table:style-name="ro1">
          <table:table-cell/>
          <table:table-cell table:formula="of:=[.B$113]*[.$D28]/[.$D$113]" office:value-type="float" office:value="416.509441391471">
            <text:p>416,51</text:p>
          </table:table-cell>
          <table:table-cell table:formula="of:=[.C$113]*[.$D28]/[.$D$113]" office:value-type="float" office:value="427.490558608529">
            <text:p>427,49</text:p>
          </table:table-cell>
          <table:table-cell table:number-columns-repeated="10"/>
        </table:table-row>
        <table:table-row table:style-name="ro1">
          <table:table-cell/>
          <table:table-cell table:formula="of:=[.B$113]*[.$D29]/[.$D$113]" office:value-type="float" office:value="474.248309451663">
            <text:p>474,25</text:p>
          </table:table-cell>
          <table:table-cell table:formula="of:=[.C$113]*[.$D29]/[.$D$113]" office:value-type="float" office:value="486.751690548337">
            <text:p>486,75</text:p>
          </table:table-cell>
          <table:table-cell table:number-columns-repeated="10"/>
        </table:table-row>
        <table:table-row table:style-name="ro1">
          <table:table-cell/>
          <table:table-cell table:formula="of:=[.B$113]*[.$D30]/[.$D$113]" office:value-type="float" office:value="272.409018540393">
            <text:p>272,41</text:p>
          </table:table-cell>
          <table:table-cell table:formula="of:=[.C$113]*[.$D30]/[.$D$113]" office:value-type="float" office:value="279.590981459607">
            <text:p>279,59</text:p>
          </table:table-cell>
          <table:table-cell table:number-columns-repeated="10"/>
        </table:table-row>
        <table:table-row table:style-name="ro1">
          <table:table-cell/>
          <table:table-cell table:formula="of:=[.B$113]*[.$D31]/[.$D$113]" office:value-type="float" office:value="405.159065618955">
            <text:p>405,16</text:p>
          </table:table-cell>
          <table:table-cell table:formula="of:=[.C$113]*[.$D31]/[.$D$113]" office:value-type="float" office:value="415.840934381045">
            <text:p>415,84</text:p>
          </table:table-cell>
          <table:table-cell table:number-columns-repeated="10"/>
        </table:table-row>
        <table:table-row table:style-name="ro1">
          <table:table-cell/>
          <table:table-cell table:formula="of:=[.B$113]*[.$D32]/[.$D$113]" office:value-type="float" office:value="560.116369643744">
            <text:p>560,12</text:p>
          </table:table-cell>
          <table:table-cell table:formula="of:=[.C$113]*[.$D32]/[.$D$113]" office:value-type="float" office:value="574.883630356256">
            <text:p>574,88</text:p>
          </table:table-cell>
          <table:table-cell table:number-columns-repeated="10"/>
        </table:table-row>
        <table:table-row table:style-name="ro1">
          <table:table-cell/>
          <table:table-cell table:formula="of:=[.B$113]*[.$D33]/[.$D$113]" office:value-type="float" office:value="453.521536301851">
            <text:p>453,52</text:p>
          </table:table-cell>
          <table:table-cell table:formula="of:=[.C$113]*[.$D33]/[.$D$113]" office:value-type="float" office:value="465.478463698149">
            <text:p>465,48</text:p>
          </table:table-cell>
          <table:table-cell table:number-columns-repeated="10"/>
        </table:table-row>
        <table:table-row table:style-name="ro1">
          <table:table-cell/>
          <table:table-cell table:formula="of:=[.B$113]*[.$D34]/[.$D$113]" office:value-type="float" office:value="446.119117319775">
            <text:p>446,12</text:p>
          </table:table-cell>
          <table:table-cell table:formula="of:=[.C$113]*[.$D34]/[.$D$113]" office:value-type="float" office:value="457.880882680225">
            <text:p>457,88</text:p>
          </table:table-cell>
          <table:table-cell table:number-columns-repeated="10"/>
        </table:table-row>
        <table:table-row table:style-name="ro1">
          <table:table-cell/>
          <table:table-cell table:formula="of:=[.B$113]*[.$D35]/[.$D$113]" office:value-type="float" office:value="286.226867306935">
            <text:p>286,23</text:p>
          </table:table-cell>
          <table:table-cell table:formula="of:=[.C$113]*[.$D35]/[.$D$113]" office:value-type="float" office:value="293.773132693065">
            <text:p>293,77</text:p>
          </table:table-cell>
          <table:table-cell table:number-columns-repeated="10"/>
        </table:table-row>
        <table:table-row table:style-name="ro1">
          <table:table-cell/>
          <table:table-cell table:formula="of:=[.B$113]*[.$D36]/[.$D$113]" office:value-type="float" office:value="225.033537055108">
            <text:p>225,03</text:p>
          </table:table-cell>
          <table:table-cell table:formula="of:=[.C$113]*[.$D36]/[.$D$113]" office:value-type="float" office:value="230.966462944892">
            <text:p>230,97</text:p>
          </table:table-cell>
          <table:table-cell table:number-columns-repeated="10"/>
        </table:table-row>
        <table:table-row table:style-name="ro1">
          <table:table-cell/>
          <table:table-cell table:formula="of:=[.B$113]*[.$D37]/[.$D$113]" office:value-type="float" office:value="267.967567151148">
            <text:p>267,97</text:p>
          </table:table-cell>
          <table:table-cell table:formula="of:=[.C$113]*[.$D37]/[.$D$113]" office:value-type="float" office:value="275.032432848852">
            <text:p>275,03</text:p>
          </table:table-cell>
          <table:table-cell table:number-columns-repeated="10"/>
        </table:table-row>
        <table:table-row table:style-name="ro1">
          <table:table-cell/>
          <table:table-cell table:formula="of:=[.B$113]*[.$D38]/[.$D$113]" office:value-type="float" office:value="391.341216852413">
            <text:p>391,34</text:p>
          </table:table-cell>
          <table:table-cell table:formula="of:=[.C$113]*[.$D38]/[.$D$113]" office:value-type="float" office:value="401.658783147587">
            <text:p>401,66</text:p>
          </table:table-cell>
          <table:table-cell table:number-columns-repeated="10"/>
        </table:table-row>
        <table:table-row table:style-name="ro1">
          <table:table-cell/>
          <table:table-cell table:formula="of:=[.B$113]*[.$D39]/[.$D$113]" office:value-type="float" office:value="283.265899714105">
            <text:p>283,27</text:p>
          </table:table-cell>
          <table:table-cell table:formula="of:=[.C$113]*[.$D39]/[.$D$113]" office:value-type="float" office:value="290.734100285895">
            <text:p>290,73</text:p>
          </table:table-cell>
          <table:table-cell table:number-columns-repeated="10"/>
        </table:table-row>
        <table:table-row table:style-name="ro1">
          <table:table-cell/>
          <table:table-cell table:formula="of:=[.B$113]*[.$D40]/[.$D$113]" office:value-type="float" office:value="293.629286289011">
            <text:p>293,63</text:p>
          </table:table-cell>
          <table:table-cell table:formula="of:=[.C$113]*[.$D40]/[.$D$113]" office:value-type="float" office:value="301.370713710989">
            <text:p>301,37</text:p>
          </table:table-cell>
          <table:table-cell table:number-columns-repeated="10"/>
        </table:table-row>
        <table:table-row table:style-name="ro1">
          <table:table-cell/>
          <table:table-cell table:formula="of:=[.B$113]*[.$D41]/[.$D$113]" office:value-type="float" office:value="247.240794001335">
            <text:p>247,24</text:p>
          </table:table-cell>
          <table:table-cell table:formula="of:=[.C$113]*[.$D41]/[.$D$113]" office:value-type="float" office:value="253.759205998665">
            <text:p>253,76</text:p>
          </table:table-cell>
          <table:table-cell table:number-columns-repeated="10"/>
        </table:table-row>
        <table:table-row table:style-name="ro1">
          <table:table-cell/>
          <table:table-cell table:formula="of:=[.B$113]*[.$D42]/[.$D$113]" office:value-type="float" office:value="318.797510828069">
            <text:p>318,8</text:p>
          </table:table-cell>
          <table:table-cell table:formula="of:=[.C$113]*[.$D42]/[.$D$113]" office:value-type="float" office:value="327.202489171931">
            <text:p>327,2</text:p>
          </table:table-cell>
          <table:table-cell table:number-columns-repeated="10"/>
        </table:table-row>
        <table:table-row table:style-name="ro1">
          <table:table-cell/>
          <table:table-cell table:formula="of:=[.B$113]*[.$D43]/[.$D$113]" office:value-type="float" office:value="400.717614229709">
            <text:p>400,72</text:p>
          </table:table-cell>
          <table:table-cell table:formula="of:=[.C$113]*[.$D43]/[.$D$113]" office:value-type="float" office:value="411.282385770291">
            <text:p>411,28</text:p>
          </table:table-cell>
          <table:table-cell table:number-columns-repeated="10"/>
        </table:table-row>
        <table:table-row table:style-name="ro1">
          <table:table-cell/>
          <table:table-cell table:formula="of:=[.B$113]*[.$D44]/[.$D$113]" office:value-type="float" office:value="425.392344169962">
            <text:p>425,39</text:p>
          </table:table-cell>
          <table:table-cell table:formula="of:=[.C$113]*[.$D44]/[.$D$113]" office:value-type="float" office:value="436.607655830038">
            <text:p>436,61</text:p>
          </table:table-cell>
          <table:table-cell table:number-columns-repeated="10"/>
        </table:table-row>
        <table:table-row table:style-name="ro1">
          <table:table-cell/>
          <table:table-cell table:formula="of:=[.B$113]*[.$D45]/[.$D$113]" office:value-type="float" office:value="280.304932121274">
            <text:p>280,3</text:p>
          </table:table-cell>
          <table:table-cell table:formula="of:=[.C$113]*[.$D45]/[.$D$113]" office:value-type="float" office:value="287.695067878726">
            <text:p>287,7</text:p>
          </table:table-cell>
          <table:table-cell table:number-columns-repeated="10"/>
        </table:table-row>
        <table:table-row table:style-name="ro1">
          <table:table-cell/>
          <table:table-cell table:formula="of:=[.B$113]*[.$D46]/[.$D$113]" office:value-type="float" office:value="541.857069487956">
            <text:p>541,86</text:p>
          </table:table-cell>
          <table:table-cell table:formula="of:=[.C$113]*[.$D46]/[.$D$113]" office:value-type="float" office:value="556.142930512044">
            <text:p>556,14</text:p>
          </table:table-cell>
          <table:table-cell table:number-columns-repeated="10"/>
        </table:table-row>
        <table:table-row table:style-name="ro1">
          <table:table-cell/>
          <table:table-cell table:formula="of:=[.B$113]*[.$D47]/[.$D$113]" office:value-type="float" office:value="428.353311762793">
            <text:p>428,35</text:p>
          </table:table-cell>
          <table:table-cell table:formula="of:=[.C$113]*[.$D47]/[.$D$113]" office:value-type="float" office:value="439.646688237207">
            <text:p>439,65</text:p>
          </table:table-cell>
          <table:table-cell table:number-columns-repeated="10"/>
        </table:table-row>
        <table:table-row table:style-name="ro1">
          <table:table-cell/>
          <table:table-cell table:formula="of:=[.B$113]*[.$D48]/[.$D$113]" office:value-type="float" office:value="351.861648948008">
            <text:p>351,86</text:p>
          </table:table-cell>
          <table:table-cell table:formula="of:=[.C$113]*[.$D48]/[.$D$113]" office:value-type="float" office:value="361.138351051992">
            <text:p>361,14</text:p>
          </table:table-cell>
          <table:table-cell table:number-columns-repeated="10"/>
        </table:table-row>
        <table:table-row table:style-name="ro1">
          <table:table-cell/>
          <table:table-cell table:formula="of:=[.B$113]*[.$D49]/[.$D$113]" office:value-type="float" office:value="328.173908205365">
            <text:p>328,17</text:p>
          </table:table-cell>
          <table:table-cell table:formula="of:=[.C$113]*[.$D49]/[.$D$113]" office:value-type="float" office:value="336.826091794635">
            <text:p>336,83</text:p>
          </table:table-cell>
          <table:table-cell table:number-columns-repeated="10"/>
        </table:table-row>
        <table:table-row table:style-name="ro1">
          <table:table-cell/>
          <table:table-cell table:formula="of:=[.B$113]*[.$D50]/[.$D$113]" office:value-type="float" office:value="347.420197558763">
            <text:p>347,42</text:p>
          </table:table-cell>
          <table:table-cell table:formula="of:=[.C$113]*[.$D50]/[.$D$113]" office:value-type="float" office:value="356.579802441237">
            <text:p>356,58</text:p>
          </table:table-cell>
          <table:table-cell table:number-columns-repeated="10"/>
        </table:table-row>
        <table:table-row table:style-name="ro1">
          <table:table-cell/>
          <table:table-cell table:formula="of:=[.B$113]*[.$D51]/[.$D$113]" office:value-type="float" office:value="519.649812541729">
            <text:p>519,65</text:p>
          </table:table-cell>
          <table:table-cell table:formula="of:=[.C$113]*[.$D51]/[.$D$113]" office:value-type="float" office:value="533.350187458271">
            <text:p>533,35</text:p>
          </table:table-cell>
          <table:table-cell table:number-columns-repeated="10"/>
        </table:table-row>
        <table:table-row table:style-name="ro1">
          <table:table-cell/>
          <table:table-cell table:formula="of:=[.B$113]*[.$D52]/[.$D$113]" office:value-type="float" office:value="278.330953726054">
            <text:p>278,33</text:p>
          </table:table-cell>
          <table:table-cell table:formula="of:=[.C$113]*[.$D52]/[.$D$113]" office:value-type="float" office:value="285.669046273946">
            <text:p>285,67</text:p>
          </table:table-cell>
          <table:table-cell table:number-columns-repeated="10"/>
        </table:table-row>
        <table:table-row table:style-name="ro1">
          <table:table-cell/>
          <table:table-cell table:formula="of:=[.B$113]*[.$D53]/[.$D$113]" office:value-type="float" office:value="252.175739989386">
            <text:p>252,18</text:p>
          </table:table-cell>
          <table:table-cell table:formula="of:=[.C$113]*[.$D53]/[.$D$113]" office:value-type="float" office:value="258.824260010614">
            <text:p>258,82</text:p>
          </table:table-cell>
          <table:table-cell table:number-columns-repeated="10"/>
        </table:table-row>
        <table:table-row table:style-name="ro1">
          <table:table-cell/>
          <table:table-cell table:formula="of:=[.B$113]*[.$D54]/[.$D$113]" office:value-type="float" office:value="491.027125811035">
            <text:p>491,03</text:p>
          </table:table-cell>
          <table:table-cell table:formula="of:=[.C$113]*[.$D54]/[.$D$113]" office:value-type="float" office:value="503.972874188965">
            <text:p>503,97</text:p>
          </table:table-cell>
          <table:table-cell table:number-columns-repeated="10"/>
        </table:table-row>
        <table:table-row table:style-name="ro1">
          <table:table-cell/>
          <table:table-cell table:formula="of:=[.B$113]*[.$D55]/[.$D$113]" office:value-type="float" office:value="434.768741547258">
            <text:p>434,77</text:p>
          </table:table-cell>
          <table:table-cell table:formula="of:=[.C$113]*[.$D55]/[.$D$113]" office:value-type="float" office:value="446.231258452742">
            <text:p>446,23</text:p>
          </table:table-cell>
          <table:table-cell table:number-columns-repeated="10"/>
        </table:table-row>
        <table:table-row table:style-name="ro1">
          <table:table-cell/>
          <table:table-cell table:formula="of:=[.B$113]*[.$D56]/[.$D$113]" office:value-type="float" office:value="303.992672863917">
            <text:p>303,99</text:p>
          </table:table-cell>
          <table:table-cell table:formula="of:=[.C$113]*[.$D56]/[.$D$113]" office:value-type="float" office:value="312.007327136083">
            <text:p>312,01</text:p>
          </table:table-cell>
          <table:table-cell table:number-columns-repeated="10"/>
        </table:table-row>
        <table:table-row table:style-name="ro1">
          <table:table-cell/>
          <table:table-cell table:formula="of:=[.B$113]*[.$D57]/[.$D$113]" office:value-type="float" office:value="236.877407426429">
            <text:p>236,88</text:p>
          </table:table-cell>
          <table:table-cell table:formula="of:=[.C$113]*[.$D57]/[.$D$113]" office:value-type="float" office:value="243.122592573571">
            <text:p>243,12</text:p>
          </table:table-cell>
          <table:table-cell table:number-columns-repeated="10"/>
        </table:table-row>
        <table:table-row table:style-name="ro1">
          <table:table-cell/>
          <table:table-cell table:formula="of:=[.B$113]*[.$D58]/[.$D$113]" office:value-type="float" office:value="276.356975330834">
            <text:p>276,36</text:p>
          </table:table-cell>
          <table:table-cell table:formula="of:=[.C$113]*[.$D58]/[.$D$113]" office:value-type="float" office:value="283.643024669166">
            <text:p>283,64</text:p>
          </table:table-cell>
          <table:table-cell table:number-columns-repeated="10"/>
        </table:table-row>
        <table:table-row table:style-name="ro1">
          <table:table-cell/>
          <table:table-cell table:formula="of:=[.B$113]*[.$D59]/[.$D$113]" office:value-type="float" office:value="368.64046530738">
            <text:p>368,64</text:p>
          </table:table-cell>
          <table:table-cell table:formula="of:=[.C$113]*[.$D59]/[.$D$113]" office:value-type="float" office:value="378.35953469262">
            <text:p>378,36</text:p>
          </table:table-cell>
          <table:table-cell table:number-columns-repeated="10"/>
        </table:table-row>
        <table:table-row table:style-name="ro1">
          <table:table-cell/>
          <table:table-cell table:formula="of:=[.B$113]*[.$D60]/[.$D$113]" office:value-type="float" office:value="338.043800181466">
            <text:p>338,04</text:p>
          </table:table-cell>
          <table:table-cell table:formula="of:=[.C$113]*[.$D60]/[.$D$113]" office:value-type="float" office:value="346.956199818534">
            <text:p>346,96</text:p>
          </table:table-cell>
          <table:table-cell table:number-columns-repeated="10"/>
        </table:table-row>
        <table:table-row table:style-name="ro1">
          <table:table-cell/>
          <table:table-cell table:formula="of:=[.B$113]*[.$D61]/[.$D$113]" office:value-type="float" office:value="405.65256021776">
            <text:p>405,65</text:p>
          </table:table-cell>
          <table:table-cell table:formula="of:=[.C$113]*[.$D61]/[.$D$113]" office:value-type="float" office:value="416.34743978224">
            <text:p>416,35</text:p>
          </table:table-cell>
          <table:table-cell table:number-columns-repeated="10"/>
        </table:table-row>
        <table:table-row table:style-name="ro1">
          <table:table-cell/>
          <table:table-cell table:formula="of:=[.B$113]*[.$D62]/[.$D$113]" office:value-type="float" office:value="350.381165151593">
            <text:p>350,38</text:p>
          </table:table-cell>
          <table:table-cell table:formula="of:=[.C$113]*[.$D62]/[.$D$113]" office:value-type="float" office:value="359.618834848407">
            <text:p>359,62</text:p>
          </table:table-cell>
          <table:table-cell table:number-columns-repeated="10"/>
        </table:table-row>
        <table:table-row table:style-name="ro1">
          <table:table-cell/>
          <table:table-cell table:formula="of:=[.B$113]*[.$D63]/[.$D$113]" office:value-type="float" office:value="374.562400493041">
            <text:p>374,56</text:p>
          </table:table-cell>
          <table:table-cell table:formula="of:=[.C$113]*[.$D63]/[.$D$113]" office:value-type="float" office:value="384.437599506959">
            <text:p>384,44</text:p>
          </table:table-cell>
          <table:table-cell table:number-columns-repeated="10"/>
        </table:table-row>
        <table:table-row table:style-name="ro1">
          <table:table-cell/>
          <table:table-cell table:formula="of:=[.B$113]*[.$D64]/[.$D$113]" office:value-type="float" office:value="618.348732302741">
            <text:p>618,35</text:p>
          </table:table-cell>
          <table:table-cell table:formula="of:=[.C$113]*[.$D64]/[.$D$113]" office:value-type="float" office:value="634.651267697259">
            <text:p>634,65</text:p>
          </table:table-cell>
          <table:table-cell table:number-columns-repeated="10"/>
        </table:table-row>
        <table:table-row table:style-name="ro1">
          <table:table-cell/>
          <table:table-cell table:formula="of:=[.B$113]*[.$D65]/[.$D$113]" office:value-type="float" office:value="454.508525499461">
            <text:p>454,51</text:p>
          </table:table-cell>
          <table:table-cell table:formula="of:=[.C$113]*[.$D65]/[.$D$113]" office:value-type="float" office:value="466.491474500539">
            <text:p>466,49</text:p>
          </table:table-cell>
          <table:table-cell table:number-columns-repeated="10"/>
        </table:table-row>
        <table:table-row table:style-name="ro1">
          <table:table-cell/>
          <table:table-cell table:formula="of:=[.B$113]*[.$D66]/[.$D$113]" office:value-type="float" office:value="365.67949771455">
            <text:p>365,68</text:p>
          </table:table-cell>
          <table:table-cell table:formula="of:=[.C$113]*[.$D66]/[.$D$113]" office:value-type="float" office:value="375.32050228545">
            <text:p>375,32</text:p>
          </table:table-cell>
          <table:table-cell table:number-columns-repeated="10"/>
        </table:table-row>
        <table:table-row table:style-name="ro1">
          <table:table-cell/>
          <table:table-cell table:formula="of:=[.B$113]*[.$D67]/[.$D$113]" office:value-type="float" office:value="624.270667488402">
            <text:p>624,27</text:p>
          </table:table-cell>
          <table:table-cell table:formula="of:=[.C$113]*[.$D67]/[.$D$113]" office:value-type="float" office:value="640.729332511599">
            <text:p>640,73</text:p>
          </table:table-cell>
          <table:table-cell table:number-columns-repeated="10"/>
        </table:table-row>
        <table:table-row table:style-name="ro1">
          <table:table-cell/>
          <table:table-cell table:formula="of:=[.B$113]*[.$D68]/[.$D$113]" office:value-type="float" office:value="262.539126564292">
            <text:p>262,54</text:p>
          </table:table-cell>
          <table:table-cell table:formula="of:=[.C$113]*[.$D68]/[.$D$113]" office:value-type="float" office:value="269.460873435708">
            <text:p>269,46</text:p>
          </table:table-cell>
          <table:table-cell table:number-columns-repeated="10"/>
        </table:table-row>
        <table:table-row table:style-name="ro1">
          <table:table-cell/>
          <table:table-cell table:formula="of:=[.B$113]*[.$D69]/[.$D$113]" office:value-type="float" office:value="347.420197558763">
            <text:p>347,42</text:p>
          </table:table-cell>
          <table:table-cell table:formula="of:=[.C$113]*[.$D69]/[.$D$113]" office:value-type="float" office:value="356.579802441237">
            <text:p>356,58</text:p>
          </table:table-cell>
          <table:table-cell table:number-columns-repeated="10"/>
        </table:table-row>
        <table:table-row table:style-name="ro1">
          <table:table-cell/>
          <table:table-cell table:formula="of:=[.B$113]*[.$D70]/[.$D$113]" office:value-type="float" office:value="369.133959906185">
            <text:p>369,13</text:p>
          </table:table-cell>
          <table:table-cell table:formula="of:=[.C$113]*[.$D70]/[.$D$113]" office:value-type="float" office:value="378.866040093815">
            <text:p>378,87</text:p>
          </table:table-cell>
          <table:table-cell table:number-columns-repeated="10"/>
        </table:table-row>
        <table:table-row table:style-name="ro1">
          <table:table-cell/>
          <table:table-cell table:formula="of:=[.B$113]*[.$D71]/[.$D$113]" office:value-type="float" office:value="416.509441391471">
            <text:p>416,51</text:p>
          </table:table-cell>
          <table:table-cell table:formula="of:=[.C$113]*[.$D71]/[.$D$113]" office:value-type="float" office:value="427.490558608529">
            <text:p>427,49</text:p>
          </table:table-cell>
          <table:table-cell table:number-columns-repeated="10"/>
        </table:table-row>
        <table:table-row table:style-name="ro1">
          <table:table-cell/>
          <table:table-cell table:formula="of:=[.B$113]*[.$D72]/[.$D$113]" office:value-type="float" office:value="361.731540924109">
            <text:p>361,73</text:p>
          </table:table-cell>
          <table:table-cell table:formula="of:=[.C$113]*[.$D72]/[.$D$113]" office:value-type="float" office:value="371.268459075891">
            <text:p>371,27</text:p>
          </table:table-cell>
          <table:table-cell table:number-columns-repeated="10"/>
        </table:table-row>
        <table:table-row table:style-name="ro1">
          <table:table-cell/>
          <table:table-cell table:formula="of:=[.B$113]*[.$D73]/[.$D$113]" office:value-type="float" office:value="241.81235341448">
            <text:p>241,81</text:p>
          </table:table-cell>
          <table:table-cell table:formula="of:=[.C$113]*[.$D73]/[.$D$113]" office:value-type="float" office:value="248.18764658552">
            <text:p>248,19</text:p>
          </table:table-cell>
          <table:table-cell table:number-columns-repeated="10"/>
        </table:table-row>
        <table:table-row table:style-name="ro1">
          <table:table-cell/>
          <table:table-cell table:formula="of:=[.B$113]*[.$D74]/[.$D$113]" office:value-type="float" office:value="282.7724051153">
            <text:p>282,77</text:p>
          </table:table-cell>
          <table:table-cell table:formula="of:=[.C$113]*[.$D74]/[.$D$113]" office:value-type="float" office:value="290.2275948847">
            <text:p>290,23</text:p>
          </table:table-cell>
          <table:table-cell table:number-columns-repeated="10"/>
        </table:table-row>
        <table:table-row table:style-name="ro1">
          <table:table-cell/>
          <table:table-cell table:formula="of:=[.B$113]*[.$D75]/[.$D$113]" office:value-type="float" office:value="525.57174772739">
            <text:p>525,57</text:p>
          </table:table-cell>
          <table:table-cell table:formula="of:=[.C$113]*[.$D75]/[.$D$113]" office:value-type="float" office:value="539.42825227261">
            <text:p>539,43</text:p>
          </table:table-cell>
          <table:table-cell table:number-columns-repeated="10"/>
        </table:table-row>
        <table:table-row table:style-name="ro1">
          <table:table-cell/>
          <table:table-cell table:formula="of:=[.B$113]*[.$D76]/[.$D$113]" office:value-type="float" office:value="505.831963775187">
            <text:p>505,83</text:p>
          </table:table-cell>
          <table:table-cell table:formula="of:=[.C$113]*[.$D76]/[.$D$113]" office:value-type="float" office:value="519.168036224813">
            <text:p>519,17</text:p>
          </table:table-cell>
          <table:table-cell table:number-columns-repeated="10"/>
        </table:table-row>
        <table:table-row table:style-name="ro1">
          <table:table-cell/>
          <table:table-cell table:formula="of:=[.B$113]*[.$D77]/[.$D$113]" office:value-type="float" office:value="336.069821786246">
            <text:p>336,07</text:p>
          </table:table-cell>
          <table:table-cell table:formula="of:=[.C$113]*[.$D77]/[.$D$113]" office:value-type="float" office:value="344.930178213754">
            <text:p>344,93</text:p>
          </table:table-cell>
          <table:table-cell table:number-columns-repeated="10"/>
        </table:table-row>
        <table:table-row table:style-name="ro1">
          <table:table-cell/>
          <table:table-cell table:formula="of:=[.B$113]*[.$D78]/[.$D$113]" office:value-type="float" office:value="760.475176758598">
            <text:p>760,48</text:p>
          </table:table-cell>
          <table:table-cell table:formula="of:=[.C$113]*[.$D78]/[.$D$113]" office:value-type="float" office:value="780.524823241402">
            <text:p>780,52</text:p>
          </table:table-cell>
          <table:table-cell table:number-columns-repeated="10"/>
        </table:table-row>
        <table:table-row table:style-name="ro1">
          <table:table-cell/>
          <table:table-cell table:formula="of:=[.B$113]*[.$D79]/[.$D$113]" office:value-type="float" office:value="482.144223032544">
            <text:p>482,14</text:p>
          </table:table-cell>
          <table:table-cell table:formula="of:=[.C$113]*[.$D79]/[.$D$113]" office:value-type="float" office:value="494.855776967456">
            <text:p>494,86</text:p>
          </table:table-cell>
          <table:table-cell table:number-columns-repeated="10"/>
        </table:table-row>
        <table:table-row table:style-name="ro1">
          <table:table-cell/>
          <table:table-cell table:formula="of:=[.B$113]*[.$D80]/[.$D$113]" office:value-type="float" office:value="442.664655128139">
            <text:p>442,66</text:p>
          </table:table-cell>
          <table:table-cell table:formula="of:=[.C$113]*[.$D80]/[.$D$113]" office:value-type="float" office:value="454.335344871861">
            <text:p>454,34</text:p>
          </table:table-cell>
          <table:table-cell table:number-columns-repeated="10"/>
        </table:table-row>
        <table:table-row table:style-name="ro1">
          <table:table-cell/>
          <table:table-cell table:formula="of:=[.B$113]*[.$D81]/[.$D$113]" office:value-type="float" office:value="556.661907452108">
            <text:p>556,66</text:p>
          </table:table-cell>
          <table:table-cell table:formula="of:=[.C$113]*[.$D81]/[.$D$113]" office:value-type="float" office:value="571.338092547892">
            <text:p>571,34</text:p>
          </table:table-cell>
          <table:table-cell table:number-columns-repeated="10"/>
        </table:table-row>
        <table:table-row table:style-name="ro1">
          <table:table-cell/>
          <table:table-cell table:formula="of:=[.B$113]*[.$D82]/[.$D$113]" office:value-type="float" office:value="514.714866553678">
            <text:p>514,71</text:p>
          </table:table-cell>
          <table:table-cell table:formula="of:=[.C$113]*[.$D82]/[.$D$113]" office:value-type="float" office:value="528.285133446322">
            <text:p>528,29</text:p>
          </table:table-cell>
          <table:table-cell table:number-columns-repeated="10"/>
        </table:table-row>
        <table:table-row table:style-name="ro1">
          <table:table-cell/>
          <table:table-cell table:formula="of:=[.B$113]*[.$D83]/[.$D$113]" office:value-type="float" office:value="563.570831835379">
            <text:p>563,57</text:p>
          </table:table-cell>
          <table:table-cell table:formula="of:=[.C$113]*[.$D83]/[.$D$113]" office:value-type="float" office:value="578.429168164621">
            <text:p>578,43</text:p>
          </table:table-cell>
          <table:table-cell table:number-columns-repeated="10"/>
        </table:table-row>
        <table:table-row table:style-name="ro1">
          <table:table-cell/>
          <table:table-cell table:formula="of:=[.B$113]*[.$D84]/[.$D$113]" office:value-type="float" office:value="589.726045572047">
            <text:p>589,73</text:p>
          </table:table-cell>
          <table:table-cell table:formula="of:=[.C$113]*[.$D84]/[.$D$113]" office:value-type="float" office:value="605.273954427953">
            <text:p>605,27</text:p>
          </table:table-cell>
          <table:table-cell table:number-columns-repeated="10"/>
        </table:table-row>
        <table:table-row table:style-name="ro1">
          <table:table-cell/>
          <table:table-cell table:formula="of:=[.B$113]*[.$D85]/[.$D$113]" office:value-type="float" office:value="724.943565644634">
            <text:p>724,94</text:p>
          </table:table-cell>
          <table:table-cell table:formula="of:=[.C$113]*[.$D85]/[.$D$113]" office:value-type="float" office:value="744.056434355366">
            <text:p>744,06</text:p>
          </table:table-cell>
          <table:table-cell table:number-columns-repeated="10"/>
        </table:table-row>
        <table:table-row table:style-name="ro1">
          <table:table-cell/>
          <table:table-cell table:formula="of:=[.B$113]*[.$D86]/[.$D$113]" office:value-type="float" office:value="682.996524746204">
            <text:p>683</text:p>
          </table:table-cell>
          <table:table-cell table:formula="of:=[.C$113]*[.$D86]/[.$D$113]" office:value-type="float" office:value="701.003475253796">
            <text:p>701</text:p>
          </table:table-cell>
          <table:table-cell table:number-columns-repeated="10"/>
        </table:table-row>
        <table:table-row table:style-name="ro1">
          <table:table-cell/>
          <table:table-cell table:formula="of:=[.B$113]*[.$D87]/[.$D$113]" office:value-type="float" office:value="467.832879667197">
            <text:p>467,83</text:p>
          </table:table-cell>
          <table:table-cell table:formula="of:=[.C$113]*[.$D87]/[.$D$113]" office:value-type="float" office:value="480.167120332803">
            <text:p>480,17</text:p>
          </table:table-cell>
          <table:table-cell table:number-columns-repeated="10"/>
        </table:table-row>
        <table:table-row table:style-name="ro1">
          <table:table-cell/>
          <table:table-cell table:formula="of:=[.B$113]*[.$D88]/[.$D$113]" office:value-type="float" office:value="702.736308698406">
            <text:p>702,74</text:p>
          </table:table-cell>
          <table:table-cell table:formula="of:=[.C$113]*[.$D88]/[.$D$113]" office:value-type="float" office:value="721.263691301594">
            <text:p>721,26</text:p>
          </table:table-cell>
          <table:table-cell table:number-columns-repeated="10"/>
        </table:table-row>
        <table:table-row table:style-name="ro1">
          <table:table-cell/>
          <table:table-cell table:formula="of:=[.B$113]*[.$D89]/[.$D$113]" office:value-type="float" office:value="590.713034769657">
            <text:p>590,71</text:p>
          </table:table-cell>
          <table:table-cell table:formula="of:=[.C$113]*[.$D89]/[.$D$113]" office:value-type="float" office:value="606.286965230343">
            <text:p>606,29</text:p>
          </table:table-cell>
          <table:table-cell table:number-columns-repeated="10"/>
        </table:table-row>
        <table:table-row table:style-name="ro1">
          <table:table-cell/>
          <table:table-cell table:formula="of:=[.B$113]*[.$D90]/[.$D$113]" office:value-type="float" office:value="565.544810230599">
            <text:p>565,54</text:p>
          </table:table-cell>
          <table:table-cell table:formula="of:=[.C$113]*[.$D90]/[.$D$113]" office:value-type="float" office:value="580.455189769401">
            <text:p>580,46</text:p>
          </table:table-cell>
          <table:table-cell table:number-columns-repeated="10"/>
        </table:table-row>
        <table:table-row table:style-name="ro1">
          <table:table-cell/>
          <table:table-cell table:formula="of:=[.B$113]*[.$D91]/[.$D$113]" office:value-type="float" office:value="420.457398181912">
            <text:p>420,46</text:p>
          </table:table-cell>
          <table:table-cell table:formula="of:=[.C$113]*[.$D91]/[.$D$113]" office:value-type="float" office:value="431.542601818088">
            <text:p>431,54</text:p>
          </table:table-cell>
          <table:table-cell table:number-columns-repeated="10"/>
        </table:table-row>
        <table:table-row table:style-name="ro1">
          <table:table-cell/>
          <table:table-cell table:formula="of:=[.B$113]*[.$D92]/[.$D$113]" office:value-type="float" office:value="270.435040145173">
            <text:p>270,44</text:p>
          </table:table-cell>
          <table:table-cell table:formula="of:=[.C$113]*[.$D92]/[.$D$113]" office:value-type="float" office:value="277.564959854827">
            <text:p>277,56</text:p>
          </table:table-cell>
          <table:table-cell table:number-columns-repeated="10"/>
        </table:table-row>
        <table:table-row table:style-name="ro1">
          <table:table-cell/>
          <table:table-cell table:formula="of:=[.B$113]*[.$D93]/[.$D$113]" office:value-type="float" office:value="578.869164398336">
            <text:p>578,87</text:p>
          </table:table-cell>
          <table:table-cell table:formula="of:=[.C$113]*[.$D93]/[.$D$113]" office:value-type="float" office:value="594.130835601664">
            <text:p>594,13</text:p>
          </table:table-cell>
          <table:table-cell table:number-columns-repeated="10"/>
        </table:table-row>
        <table:table-row table:style-name="ro1">
          <table:table-cell/>
          <table:table-cell table:formula="of:=[.B$113]*[.$D94]/[.$D$113]" office:value-type="float" office:value="597.128464554123">
            <text:p>597,13</text:p>
          </table:table-cell>
          <table:table-cell table:formula="of:=[.C$113]*[.$D94]/[.$D$113]" office:value-type="float" office:value="612.871535445877">
            <text:p>612,87</text:p>
          </table:table-cell>
          <table:table-cell table:number-columns-repeated="10"/>
        </table:table-row>
        <table:table-row table:style-name="ro1">
          <table:table-cell/>
          <table:table-cell table:formula="of:=[.B$113]*[.$D95]/[.$D$113]" office:value-type="float" office:value="455.002020098266">
            <text:p>455</text:p>
          </table:table-cell>
          <table:table-cell table:formula="of:=[.C$113]*[.$D95]/[.$D$113]" office:value-type="float" office:value="466.997979901734">
            <text:p>467</text:p>
          </table:table-cell>
          <table:table-cell table:number-columns-repeated="10"/>
        </table:table-row>
        <table:table-row table:style-name="ro1">
          <table:table-cell/>
          <table:table-cell table:formula="of:=[.B$113]*[.$D96]/[.$D$113]" office:value-type="float" office:value="487.5726636194">
            <text:p>487,57</text:p>
          </table:table-cell>
          <table:table-cell table:formula="of:=[.C$113]*[.$D96]/[.$D$113]" office:value-type="float" office:value="500.4273363806">
            <text:p>500,43</text:p>
          </table:table-cell>
          <table:table-cell table:number-columns-repeated="10"/>
        </table:table-row>
        <table:table-row table:style-name="ro1">
          <table:table-cell/>
          <table:table-cell table:formula="of:=[.B$113]*[.$D97]/[.$D$113]" office:value-type="float" office:value="651.906365021485">
            <text:p>651,91</text:p>
          </table:table-cell>
          <table:table-cell table:formula="of:=[.C$113]*[.$D97]/[.$D$113]" office:value-type="float" office:value="669.093634978515">
            <text:p>669,09</text:p>
          </table:table-cell>
          <table:table-cell table:number-columns-repeated="10"/>
        </table:table-row>
        <table:table-row table:style-name="ro1">
          <table:table-cell/>
          <table:table-cell table:formula="of:=[.B$113]*[.$D98]/[.$D$113]" office:value-type="float" office:value="674.607116566518">
            <text:p>674,61</text:p>
          </table:table-cell>
          <table:table-cell table:formula="of:=[.C$113]*[.$D98]/[.$D$113]" office:value-type="float" office:value="692.392883433482">
            <text:p>692,39</text:p>
          </table:table-cell>
          <table:table-cell table:number-columns-repeated="10"/>
        </table:table-row>
        <table:table-row table:style-name="ro1">
          <table:table-cell/>
          <table:table-cell table:formula="of:=[.B$113]*[.$D99]/[.$D$113]" office:value-type="float" office:value="789.097863489292">
            <text:p>789,1</text:p>
          </table:table-cell>
          <table:table-cell table:formula="of:=[.C$113]*[.$D99]/[.$D$113]" office:value-type="float" office:value="809.902136510708">
            <text:p>809,9</text:p>
          </table:table-cell>
          <table:table-cell table:number-columns-repeated="10"/>
        </table:table-row>
        <table:table-row table:style-name="ro1">
          <table:table-cell/>
          <table:table-cell table:formula="of:=[.B$113]*[.$D100]/[.$D$113]" office:value-type="float" office:value="698.294857309161">
            <text:p>698,29</text:p>
          </table:table-cell>
          <table:table-cell table:formula="of:=[.C$113]*[.$D100]/[.$D$113]" office:value-type="float" office:value="716.705142690839">
            <text:p>716,71</text:p>
          </table:table-cell>
          <table:table-cell table:number-columns-repeated="10"/>
        </table:table-row>
        <table:table-row table:style-name="ro1">
          <table:table-cell/>
          <table:table-cell table:formula="of:=[.B$113]*[.$D101]/[.$D$113]" office:value-type="float" office:value="710.632222279287">
            <text:p>710,63</text:p>
          </table:table-cell>
          <table:table-cell table:formula="of:=[.C$113]*[.$D101]/[.$D$113]" office:value-type="float" office:value="729.367777720713">
            <text:p>729,37</text:p>
          </table:table-cell>
          <table:table-cell table:number-columns-repeated="10"/>
        </table:table-row>
        <table:table-row table:style-name="ro1">
          <table:table-cell/>
          <table:table-cell table:formula="of:=[.B$113]*[.$D102]/[.$D$113]" office:value-type="float" office:value="1121.7132230839">
            <text:p>1121,71</text:p>
          </table:table-cell>
          <table:table-cell table:formula="of:=[.C$113]*[.$D102]/[.$D$113]" office:value-type="float" office:value="1151.2867769161">
            <text:p>1151,29</text:p>
          </table:table-cell>
          <table:table-cell table:number-columns-repeated="10"/>
        </table:table-row>
        <table:table-row table:style-name="ro1">
          <table:table-cell/>
          <table:table-cell table:formula="of:=[.B$113]*[.$D103]/[.$D$113]" office:value-type="float" office:value="1104.93440672453">
            <text:p>1104,93</text:p>
          </table:table-cell>
          <table:table-cell table:formula="of:=[.C$113]*[.$D103]/[.$D$113]" office:value-type="float" office:value="1134.06559327547">
            <text:p>1134,07</text:p>
          </table:table-cell>
          <table:table-cell table:number-columns-repeated="10"/>
        </table:table-row>
        <table:table-row table:style-name="ro1">
          <table:table-cell/>
          <table:table-cell table:formula="of:=[.B$113]*[.$D104]/[.$D$113]" office:value-type="float" office:value="600.089432146954">
            <text:p>600,09</text:p>
          </table:table-cell>
          <table:table-cell table:formula="of:=[.C$113]*[.$D104]/[.$D$113]" office:value-type="float" office:value="615.910567853046">
            <text:p>615,91</text:p>
          </table:table-cell>
          <table:table-cell table:number-columns-repeated="10"/>
        </table:table-row>
        <table:table-row table:style-name="ro1">
          <table:table-cell/>
          <table:table-cell table:formula="of:=[.B$113]*[.$D105]/[.$D$113]" office:value-type="float" office:value="803.902701453444">
            <text:p>803,9</text:p>
          </table:table-cell>
          <table:table-cell table:formula="of:=[.C$113]*[.$D105]/[.$D$113]" office:value-type="float" office:value="825.097298546556">
            <text:p>825,1</text:p>
          </table:table-cell>
          <table:table-cell table:number-columns-repeated="10"/>
        </table:table-row>
        <table:table-row table:style-name="ro1">
          <table:table-cell/>
          <table:table-cell table:formula="of:=[.B$113]*[.$D106]/[.$D$113]" office:value-type="float" office:value="994.391616592197">
            <text:p>994,39</text:p>
          </table:table-cell>
          <table:table-cell table:formula="of:=[.C$113]*[.$D106]/[.$D$113]" office:value-type="float" office:value="1020.6083834078">
            <text:p>1020,61</text:p>
          </table:table-cell>
          <table:table-cell table:number-columns-repeated="10"/>
        </table:table-row>
        <table:table-row table:style-name="ro1">
          <table:table-cell/>
          <table:table-cell table:formula="of:=[.B$113]*[.$D107]/[.$D$113]" office:value-type="float" office:value="1023.5077979217">
            <text:p>1023,51</text:p>
          </table:table-cell>
          <table:table-cell table:formula="of:=[.C$113]*[.$D107]/[.$D$113]" office:value-type="float" office:value="1050.4922020783">
            <text:p>1050,49</text:p>
          </table:table-cell>
          <table:table-cell table:number-columns-repeated="10"/>
        </table:table-row>
        <table:table-row table:style-name="ro1">
          <table:table-cell/>
          <table:table-cell table:formula="of:=[.B$113]*[.$D108]/[.$D$113]" office:value-type="float" office:value="678.555073356958">
            <text:p>678,56</text:p>
          </table:table-cell>
          <table:table-cell table:formula="of:=[.C$113]*[.$D108]/[.$D$113]" office:value-type="float" office:value="696.444926643042">
            <text:p>696,44</text:p>
          </table:table-cell>
          <table:table-cell table:number-columns-repeated="10"/>
        </table:table-row>
        <table:table-row table:style-name="ro1">
          <table:table-cell/>
          <table:table-cell table:formula="of:=[.B$113]*[.$D109]/[.$D$113]" office:value-type="float" office:value="825.122969202061">
            <text:p>825,12</text:p>
          </table:table-cell>
          <table:table-cell table:formula="of:=[.C$113]*[.$D109]/[.$D$113]" office:value-type="float" office:value="846.877030797939">
            <text:p>846,88</text:p>
          </table:table-cell>
          <table:table-cell table:number-columns-repeated="10"/>
        </table:table-row>
        <table:table-row table:style-name="ro1">
          <table:table-cell/>
          <table:table-cell table:formula="of:=[.B$113]*[.$D110]/[.$D$113]" office:value-type="float" office:value="731.852490027905">
            <text:p>731,85</text:p>
          </table:table-cell>
          <table:table-cell table:formula="of:=[.C$113]*[.$D110]/[.$D$113]" office:value-type="float" office:value="751.147509972095">
            <text:p>751,15</text:p>
          </table:table-cell>
          <table:table-cell table:number-columns-repeated="10"/>
        </table:table-row>
        <table:table-row table:style-name="ro1">
          <table:table-cell/>
          <table:table-cell table:formula="of:=[.B$113]*[.$D111]/[.$D$113]" office:value-type="float" office:value="650.42588122507">
            <text:p>650,43</text:p>
          </table:table-cell>
          <table:table-cell table:formula="of:=[.C$113]*[.$D111]/[.$D$113]" office:value-type="float" office:value="667.57411877493">
            <text:p>667,57</text:p>
          </table:table-cell>
          <table:table-cell table:number-columns-repeated="10"/>
        </table:table-row>
        <table:table-row table:style-name="ro1">
          <table:table-cell/>
          <table:table-cell table:formula="of:=[.B$113]*[.$D112]/[.$D$113]" office:value-type="float" office:value="586.271583380412">
            <text:p>586,27</text:p>
          </table:table-cell>
          <table:table-cell table:formula="of:=[.C$113]*[.$D112]/[.$D$113]" office:value-type="float" office:value="601.728416619588">
            <text:p>601,73</text:p>
          </table:table-cell>
          <table:table-cell table:number-columns-repeated="10"/>
        </table:table-row>
        <table:table-row table:style-name="ro1">
          <table:table-cell/>
          <table:table-cell table:formula="of:=[.B$113]*[.$D113]/[.$D$113]" office:value-type="float" office:value="57653">
            <text:p>57653</text:p>
          </table:table-cell>
          <table:table-cell table:formula="of:=[.C$113]*[.$D113]/[.$D$113]" office:value-type="float" office:value="59173">
            <text:p>59173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"/>
        </table:table-row>
        <table:table-row table:style-name="ro1">
          <table:table-cell/>
          <table:table-cell table:formula="of:=([.B5]-[.B116])^2/[.B116]" office:value-type="float" office:value="44.2904516730419">
            <text:p>44,29</text:p>
          </table:table-cell>
          <table:table-cell table:formula="of:=([.C5]-[.C116])^2/[.C116]" office:value-type="float" office:value="43.1527455141008">
            <text:p>43,15</text:p>
          </table:table-cell>
          <table:table-cell table:number-columns-repeated="10"/>
        </table:table-row>
        <table:table-row table:style-name="ro1">
          <table:table-cell/>
          <table:table-cell table:formula="of:=([.B6]-[.B117])^2/[.B117]" office:value-type="float" office:value="376.986206542514">
            <text:p>376,99</text:p>
          </table:table-cell>
          <table:table-cell table:formula="of:=([.C6]-[.C117])^2/[.C117]" office:value-type="float" office:value="367.302414374724">
            <text:p>367,3</text:p>
          </table:table-cell>
          <table:table-cell table:number-columns-repeated="10"/>
        </table:table-row>
        <table:table-row table:style-name="ro1">
          <table:table-cell/>
          <table:table-cell table:formula="of:=([.B7]-[.B118])^2/[.B118]" office:value-type="float" office:value="111.902742842348">
            <text:p>111,9</text:p>
          </table:table-cell>
          <table:table-cell table:formula="of:=([.C7]-[.C118])^2/[.C118]" office:value-type="float" office:value="109.028253309616">
            <text:p>109,03</text:p>
          </table:table-cell>
          <table:table-cell table:number-columns-repeated="10"/>
        </table:table-row>
        <table:table-row table:style-name="ro1">
          <table:table-cell/>
          <table:table-cell table:formula="of:=([.B8]-[.B119])^2/[.B119]" office:value-type="float" office:value="20.6222364354399">
            <text:p>20,62</text:p>
          </table:table-cell>
          <table:table-cell table:formula="of:=([.C8]-[.C119])^2/[.C119]" office:value-type="float" office:value="20.0925049805218">
            <text:p>20,09</text:p>
          </table:table-cell>
          <table:table-cell table:number-columns-repeated="10"/>
        </table:table-row>
        <table:table-row table:style-name="ro1">
          <table:table-cell/>
          <table:table-cell table:formula="of:=([.B9]-[.B120])^2/[.B120]" office:value-type="float" office:value="268.260116362023">
            <text:p>268,26</text:p>
          </table:table-cell>
          <table:table-cell table:formula="of:=([.C9]-[.C120])^2/[.C120]" office:value-type="float" office:value="261.369213807306">
            <text:p>261,37</text:p>
          </table:table-cell>
          <table:table-cell table:number-columns-repeated="10"/>
        </table:table-row>
        <table:table-row table:style-name="ro1">
          <table:table-cell/>
          <table:table-cell table:formula="of:=([.B10]-[.B121])^2/[.B121]" office:value-type="float" office:value="313.848266713766">
            <text:p>313,85</text:p>
          </table:table-cell>
          <table:table-cell table:formula="of:=([.C10]-[.C121])^2/[.C121]" office:value-type="float" office:value="305.786323506477">
            <text:p>305,79</text:p>
          </table:table-cell>
          <table:table-cell table:number-columns-repeated="10"/>
        </table:table-row>
        <table:table-row table:style-name="ro1">
          <table:table-cell/>
          <table:table-cell table:formula="of:=([.B11]-[.B122])^2/[.B122]" office:value-type="float" office:value="45.8443904264527">
            <text:p>45,84</text:p>
          </table:table-cell>
          <table:table-cell table:formula="of:=([.C11]-[.C122])^2/[.C122]" office:value-type="float" office:value="44.6667676348381">
            <text:p>44,67</text:p>
          </table:table-cell>
          <table:table-cell table:number-columns-repeated="10"/>
        </table:table-row>
        <table:table-row table:style-name="ro1">
          <table:table-cell/>
          <table:table-cell table:formula="of:=([.B12]-[.B123])^2/[.B123]" office:value-type="float" office:value="4.55349114805414">
            <text:p>4,55</text:p>
          </table:table-cell>
          <table:table-cell table:formula="of:=([.C12]-[.C123])^2/[.C123]" office:value-type="float" office:value="4.43652383956814">
            <text:p>4,44</text:p>
          </table:table-cell>
          <table:table-cell table:number-columns-repeated="10"/>
        </table:table-row>
        <table:table-row table:style-name="ro1">
          <table:table-cell/>
          <table:table-cell table:formula="of:=([.B13]-[.B124])^2/[.B124]" office:value-type="float" office:value="62.7980097925475">
            <text:p>62,8</text:p>
          </table:table-cell>
          <table:table-cell table:formula="of:=([.C13]-[.C124])^2/[.C124]" office:value-type="float" office:value="61.1848927478705">
            <text:p>61,18</text:p>
          </table:table-cell>
          <table:table-cell table:number-columns-repeated="10"/>
        </table:table-row>
        <table:table-row table:style-name="ro1">
          <table:table-cell/>
          <table:table-cell table:formula="of:=([.B14]-[.B125])^2/[.B125]" office:value-type="float" office:value="60.292812299032">
            <text:p>60,29</text:p>
          </table:table-cell>
          <table:table-cell table:formula="of:=([.C14]-[.C125])^2/[.C125]" office:value-type="float" office:value="58.7440472424264">
            <text:p>58,74</text:p>
          </table:table-cell>
          <table:table-cell table:number-columns-repeated="10"/>
        </table:table-row>
        <table:table-row table:style-name="ro1">
          <table:table-cell/>
          <table:table-cell table:formula="of:=([.B15]-[.B126])^2/[.B126]" office:value-type="float" office:value="76.3521676044349">
            <text:p>76,35</text:p>
          </table:table-cell>
          <table:table-cell table:formula="of:=([.C15]-[.C126])^2/[.C126]" office:value-type="float" office:value="74.3908796055378">
            <text:p>74,39</text:p>
          </table:table-cell>
          <table:table-cell table:number-columns-repeated="10"/>
        </table:table-row>
        <table:table-row table:style-name="ro1">
          <table:table-cell/>
          <table:table-cell table:formula="of:=([.B16]-[.B127])^2/[.B127]" office:value-type="float" office:value="226.346506333341">
            <text:p>226,35</text:p>
          </table:table-cell>
          <table:table-cell table:formula="of:=([.C16]-[.C127])^2/[.C127]" office:value-type="float" office:value="220.532255076405">
            <text:p>220,53</text:p>
          </table:table-cell>
          <table:table-cell table:number-columns-repeated="10"/>
        </table:table-row>
        <table:table-row table:style-name="ro1">
          <table:table-cell/>
          <table:table-cell table:formula="of:=([.B17]-[.B128])^2/[.B128]" office:value-type="float" office:value="74.5812464052901">
            <text:p>74,58</text:p>
          </table:table-cell>
          <table:table-cell table:formula="of:=([.C17]-[.C128])^2/[.C128]" office:value-type="float" office:value="72.6654487520353">
            <text:p>72,67</text:p>
          </table:table-cell>
          <table:table-cell table:number-columns-repeated="10"/>
        </table:table-row>
        <table:table-row table:style-name="ro1">
          <table:table-cell/>
          <table:table-cell table:formula="of:=([.B18]-[.B129])^2/[.B129]" office:value-type="float" office:value="9.21770828528824">
            <text:p>9,22</text:p>
          </table:table-cell>
          <table:table-cell table:formula="of:=([.C18]-[.C129])^2/[.C129]" office:value-type="float" office:value="8.98092940651518">
            <text:p>8,98</text:p>
          </table:table-cell>
          <table:table-cell table:number-columns-repeated="10"/>
        </table:table-row>
        <table:table-row table:style-name="ro1">
          <table:table-cell/>
          <table:table-cell table:formula="of:=([.B19]-[.B130])^2/[.B130]" office:value-type="float" office:value="103.898165804782">
            <text:p>103,9</text:p>
          </table:table-cell>
          <table:table-cell table:formula="of:=([.C19]-[.C130])^2/[.C130]" office:value-type="float" office:value="101.229292973874">
            <text:p>101,23</text:p>
          </table:table-cell>
          <table:table-cell table:number-columns-repeated="10"/>
        </table:table-row>
        <table:table-row table:style-name="ro1">
          <table:table-cell/>
          <table:table-cell table:formula="of:=([.B20]-[.B131])^2/[.B131]" office:value-type="float" office:value="69.80266643297">
            <text:p>69,8</text:p>
          </table:table-cell>
          <table:table-cell table:formula="of:=([.C20]-[.C131])^2/[.C131]" office:value-type="float" office:value="68.0096180328869">
            <text:p>68,01</text:p>
          </table:table-cell>
          <table:table-cell table:number-columns-repeated="10"/>
        </table:table-row>
        <table:table-row table:style-name="ro1">
          <table:table-cell/>
          <table:table-cell table:formula="of:=([.B21]-[.B132])^2/[.B132]" office:value-type="float" office:value="42.2691947701492">
            <text:p>42,27</text:p>
          </table:table-cell>
          <table:table-cell table:formula="of:=([.C21]-[.C132])^2/[.C132]" office:value-type="float" office:value="41.1834094280062">
            <text:p>41,18</text:p>
          </table:table-cell>
          <table:table-cell table:number-columns-repeated="10"/>
        </table:table-row>
        <table:table-row table:style-name="ro1">
          <table:table-cell/>
          <table:table-cell table:formula="of:=([.B22]-[.B133])^2/[.B133]" office:value-type="float" office:value="14.8722350478028">
            <text:p>14,87</text:p>
          </table:table-cell>
          <table:table-cell table:formula="of:=([.C22]-[.C133])^2/[.C133]" office:value-type="float" office:value="14.4902061279803">
            <text:p>14,49</text:p>
          </table:table-cell>
          <table:table-cell table:number-columns-repeated="10"/>
        </table:table-row>
        <table:table-row table:style-name="ro1">
          <table:table-cell/>
          <table:table-cell table:formula="of:=([.B23]-[.B134])^2/[.B134]" office:value-type="float" office:value="145.586029227119">
            <text:p>145,59</text:p>
          </table:table-cell>
          <table:table-cell table:formula="of:=([.C23]-[.C134])^2/[.C134]" office:value-type="float" office:value="141.846303939822">
            <text:p>141,85</text:p>
          </table:table-cell>
          <table:table-cell table:number-columns-repeated="10"/>
        </table:table-row>
        <table:table-row table:style-name="ro1">
          <table:table-cell/>
          <table:table-cell table:formula="of:=([.B24]-[.B135])^2/[.B135]" office:value-type="float" office:value="4.57227634532805">
            <text:p>4,57</text:p>
          </table:table-cell>
          <table:table-cell table:formula="of:=([.C24]-[.C135])^2/[.C135]" office:value-type="float" office:value="4.45482649413074">
            <text:p>4,45</text:p>
          </table:table-cell>
          <table:table-cell table:number-columns-repeated="10"/>
        </table:table-row>
        <table:table-row table:style-name="ro1">
          <table:table-cell/>
          <table:table-cell table:formula="of:=([.B25]-[.B136])^2/[.B136]" office:value-type="float" office:value="31.7747919337243">
            <text:p>31,77</text:p>
          </table:table-cell>
          <table:table-cell table:formula="of:=([.C25]-[.C136])^2/[.C136]" office:value-type="float" office:value="30.9585804227436">
            <text:p>30,96</text:p>
          </table:table-cell>
          <table:table-cell table:number-columns-repeated="10"/>
        </table:table-row>
        <table:table-row table:style-name="ro1">
          <table:table-cell/>
          <table:table-cell table:formula="of:=([.B26]-[.B137])^2/[.B137]" office:value-type="float" office:value="5.82176541448454">
            <text:p>5,82</text:p>
          </table:table-cell>
          <table:table-cell table:formula="of:=([.C26]-[.C137])^2/[.C137]" office:value-type="float" office:value="5.67221944875665">
            <text:p>5,67</text:p>
          </table:table-cell>
          <table:table-cell table:number-columns-repeated="10"/>
        </table:table-row>
        <table:table-row table:style-name="ro1">
          <table:table-cell/>
          <table:table-cell table:formula="of:=([.B27]-[.B138])^2/[.B138]" office:value-type="float" office:value="21.9402855361893">
            <text:p>21,94</text:p>
          </table:table-cell>
          <table:table-cell table:formula="of:=([.C27]-[.C138])^2/[.C138]" office:value-type="float" office:value="21.3766968383878">
            <text:p>21,38</text:p>
          </table:table-cell>
          <table:table-cell table:number-columns-repeated="10"/>
        </table:table-row>
        <table:table-row table:style-name="ro1">
          <table:table-cell/>
          <table:table-cell table:formula="of:=([.B28]-[.B139])^2/[.B139]" office:value-type="float" office:value="48.7598572024231">
            <text:p>48,76</text:p>
          </table:table-cell>
          <table:table-cell table:formula="of:=([.C28]-[.C139])^2/[.C139]" office:value-type="float" office:value="47.5073436751778">
            <text:p>47,51</text:p>
          </table:table-cell>
          <table:table-cell table:number-columns-repeated="10"/>
        </table:table-row>
        <table:table-row table:style-name="ro1">
          <table:table-cell/>
          <table:table-cell table:formula="of:=([.B29]-[.B140])^2/[.B140]" office:value-type="float" office:value="20.7701888076357">
            <text:p>20,77</text:p>
          </table:table-cell>
          <table:table-cell table:formula="of:=([.C29]-[.C140])^2/[.C140]" office:value-type="float" office:value="20.2366568422527">
            <text:p>20,24</text:p>
          </table:table-cell>
          <table:table-cell table:number-columns-repeated="10"/>
        </table:table-row>
        <table:table-row table:style-name="ro1">
          <table:table-cell/>
          <table:table-cell table:formula="of:=([.B30]-[.B141])^2/[.B141]" office:value-type="float" office:value="61.4762836022062">
            <text:p>61,48</text:p>
          </table:table-cell>
          <table:table-cell table:formula="of:=([.C30]-[.C141])^2/[.C141]" office:value-type="float" office:value="59.8971182552515">
            <text:p>59,9</text:p>
          </table:table-cell>
          <table:table-cell table:number-columns-repeated="10"/>
        </table:table-row>
        <table:table-row table:style-name="ro1">
          <table:table-cell/>
          <table:table-cell table:formula="of:=([.B31]-[.B142])^2/[.B142]" office:value-type="float" office:value="50.5838812654557">
            <text:p>50,58</text:p>
          </table:table-cell>
          <table:table-cell table:formula="of:=([.C31]-[.C142])^2/[.C142]" office:value-type="float" office:value="49.284513318529">
            <text:p>49,28</text:p>
          </table:table-cell>
          <table:table-cell table:number-columns-repeated="10"/>
        </table:table-row>
        <table:table-row table:style-name="ro1">
          <table:table-cell/>
          <table:table-cell table:formula="of:=([.B32]-[.B143])^2/[.B143]" office:value-type="float" office:value="56.640803330289">
            <text:p>56,64</text:p>
          </table:table-cell>
          <table:table-cell table:formula="of:=([.C32]-[.C143])^2/[.C143]" office:value-type="float" office:value="55.1858488567616">
            <text:p>55,19</text:p>
          </table:table-cell>
          <table:table-cell table:number-columns-repeated="10"/>
        </table:table-row>
        <table:table-row table:style-name="ro1">
          <table:table-cell/>
          <table:table-cell table:formula="of:=([.B33]-[.B144])^2/[.B144]" office:value-type="float" office:value="38.1413298522742">
            <text:p>38,14</text:p>
          </table:table-cell>
          <table:table-cell table:formula="of:=([.C33]-[.C144])^2/[.C144]" office:value-type="float" office:value="37.1615785911338">
            <text:p>37,16</text:p>
          </table:table-cell>
          <table:table-cell table:number-columns-repeated="10"/>
        </table:table-row>
        <table:table-row table:style-name="ro1">
          <table:table-cell/>
          <table:table-cell table:formula="of:=([.B34]-[.B145])^2/[.B145]" office:value-type="float" office:value="0.0839318364075567">
            <text:p>0,08</text:p>
          </table:table-cell>
          <table:table-cell table:formula="of:=([.C34]-[.C145])^2/[.C145]" office:value-type="float" office:value="0.0817758464908804">
            <text:p>0,08</text:p>
          </table:table-cell>
          <table:table-cell table:number-columns-repeated="10"/>
        </table:table-row>
        <table:table-row table:style-name="ro1">
          <table:table-cell/>
          <table:table-cell table:formula="of:=([.B35]-[.B146])^2/[.B146]" office:value-type="float" office:value="213.540833861895">
            <text:p>213,54</text:p>
          </table:table-cell>
          <table:table-cell table:formula="of:=([.C35]-[.C146])^2/[.C146]" office:value-type="float" office:value="208.055526923425">
            <text:p>208,06</text:p>
          </table:table-cell>
          <table:table-cell table:number-columns-repeated="10"/>
        </table:table-row>
        <table:table-row table:style-name="ro1">
          <table:table-cell/>
          <table:table-cell table:formula="of:=([.B36]-[.B147])^2/[.B147]" office:value-type="float" office:value="5.76987683566404">
            <text:p>5,77</text:p>
          </table:table-cell>
          <table:table-cell table:formula="of:=([.C36]-[.C147])^2/[.C147]" office:value-type="float" office:value="5.62166375215959">
            <text:p>5,62</text:p>
          </table:table-cell>
          <table:table-cell table:number-columns-repeated="10"/>
        </table:table-row>
        <table:table-row table:style-name="ro1">
          <table:table-cell/>
          <table:table-cell table:formula="of:=([.B37]-[.B148])^2/[.B148]" office:value-type="float" office:value="1.34258263960122">
            <text:p>1,34</text:p>
          </table:table-cell>
          <table:table-cell table:formula="of:=([.C37]-[.C148])^2/[.C148]" office:value-type="float" office:value="1.3080951941076">
            <text:p>1,31</text:p>
          </table:table-cell>
          <table:table-cell table:number-columns-repeated="10"/>
        </table:table-row>
        <table:table-row table:style-name="ro1">
          <table:table-cell/>
          <table:table-cell table:formula="of:=([.B38]-[.B149])^2/[.B149]" office:value-type="float" office:value="5.09633748334604">
            <text:p>5,1</text:p>
          </table:table-cell>
          <table:table-cell table:formula="of:=([.C38]-[.C149])^2/[.C149]" office:value-type="float" office:value="4.96542586867911">
            <text:p>4,97</text:p>
          </table:table-cell>
          <table:table-cell table:number-columns-repeated="10"/>
        </table:table-row>
        <table:table-row table:style-name="ro1">
          <table:table-cell/>
          <table:table-cell table:formula="of:=([.B39]-[.B150])^2/[.B150]" office:value-type="float" office:value="14.1300949767511">
            <text:p>14,13</text:p>
          </table:table-cell>
          <table:table-cell table:formula="of:=([.C39]-[.C150])^2/[.C150]" office:value-type="float" office:value="13.7671296992654">
            <text:p>13,77</text:p>
          </table:table-cell>
          <table:table-cell table:number-columns-repeated="10"/>
        </table:table-row>
        <table:table-row table:style-name="ro1">
          <table:table-cell/>
          <table:table-cell table:formula="of:=([.B40]-[.B151])^2/[.B151]" office:value-type="float" office:value="0.440327774968649">
            <text:p>0,44</text:p>
          </table:table-cell>
          <table:table-cell table:formula="of:=([.C40]-[.C151])^2/[.C151]" office:value-type="float" office:value="0.429016903152917">
            <text:p>0,43</text:p>
          </table:table-cell>
          <table:table-cell table:number-columns-repeated="10"/>
        </table:table-row>
        <table:table-row table:style-name="ro1">
          <table:table-cell/>
          <table:table-cell table:formula="of:=([.B41]-[.B152])^2/[.B152]" office:value-type="float" office:value="0.310319702850609">
            <text:p>0,31</text:p>
          </table:table-cell>
          <table:table-cell table:formula="of:=([.C41]-[.C152])^2/[.C152]" office:value-type="float" office:value="0.302348399243678">
            <text:p>0,3</text:p>
          </table:table-cell>
          <table:table-cell table:number-columns-repeated="10"/>
        </table:table-row>
        <table:table-row table:style-name="ro1">
          <table:table-cell/>
          <table:table-cell table:formula="of:=([.B42]-[.B153])^2/[.B153]" office:value-type="float" office:value="51.2306502376004">
            <text:p>51,23</text:p>
          </table:table-cell>
          <table:table-cell table:formula="of:=([.C42]-[.C153])^2/[.C153]" office:value-type="float" office:value="49.9146684830645">
            <text:p>49,91</text:p>
          </table:table-cell>
          <table:table-cell table:number-columns-repeated="10"/>
        </table:table-row>
        <table:table-row table:style-name="ro1">
          <table:table-cell/>
          <table:table-cell table:formula="of:=([.B43]-[.B154])^2/[.B154]" office:value-type="float" office:value="25.8198608625496">
            <text:p>25,82</text:p>
          </table:table-cell>
          <table:table-cell table:formula="of:=([.C43]-[.C154])^2/[.C154]" office:value-type="float" office:value="25.1566159956158">
            <text:p>25,16</text:p>
          </table:table-cell>
          <table:table-cell table:number-columns-repeated="10"/>
        </table:table-row>
        <table:table-row table:style-name="ro1">
          <table:table-cell/>
          <table:table-cell table:formula="of:=([.B44]-[.B155])^2/[.B155]" office:value-type="float" office:value="0.305096007169832">
            <text:p>0,31</text:p>
          </table:table-cell>
          <table:table-cell table:formula="of:=([.C44]-[.C155])^2/[.C155]" office:value-type="float" office:value="0.297258886677409">
            <text:p>0,3</text:p>
          </table:table-cell>
          <table:table-cell table:number-columns-repeated="10"/>
        </table:table-row>
        <table:table-row table:style-name="ro1">
          <table:table-cell/>
          <table:table-cell table:formula="of:=([.B45]-[.B156])^2/[.B156]" office:value-type="float" office:value="53.3650846169118">
            <text:p>53,37</text:p>
          </table:table-cell>
          <table:table-cell table:formula="of:=([.C45]-[.C156])^2/[.C156]" office:value-type="float" office:value="51.994274811465">
            <text:p>51,99</text:p>
          </table:table-cell>
          <table:table-cell table:number-columns-repeated="10"/>
        </table:table-row>
        <table:table-row table:style-name="ro1">
          <table:table-cell/>
          <table:table-cell table:formula="of:=([.B46]-[.B157])^2/[.B157]" office:value-type="float" office:value="33.0672349976636">
            <text:p>33,07</text:p>
          </table:table-cell>
          <table:table-cell table:formula="of:=([.C46]-[.C157])^2/[.C157]" office:value-type="float" office:value="32.2178239960844">
            <text:p>32,22</text:p>
          </table:table-cell>
          <table:table-cell table:number-columns-repeated="10"/>
        </table:table-row>
        <table:table-row table:style-name="ro1">
          <table:table-cell/>
          <table:table-cell table:formula="of:=([.B47]-[.B158])^2/[.B158]" office:value-type="float" office:value="5.45821100065299">
            <text:p>5,46</text:p>
          </table:table-cell>
          <table:table-cell table:formula="of:=([.C47]-[.C158])^2/[.C158]" office:value-type="float" office:value="5.31800379937888">
            <text:p>5,32</text:p>
          </table:table-cell>
          <table:table-cell table:number-columns-repeated="10"/>
        </table:table-row>
        <table:table-row table:style-name="ro1">
          <table:table-cell/>
          <table:table-cell table:formula="of:=([.B48]-[.B159])^2/[.B159]" office:value-type="float" office:value="6.24112957093213">
            <text:p>6,24</text:p>
          </table:table-cell>
          <table:table-cell table:formula="of:=([.C48]-[.C159])^2/[.C159]" office:value-type="float" office:value="6.08081123405861">
            <text:p>6,08</text:p>
          </table:table-cell>
          <table:table-cell table:number-columns-repeated="10"/>
        </table:table-row>
        <table:table-row table:style-name="ro1">
          <table:table-cell/>
          <table:table-cell table:formula="of:=([.B49]-[.B160])^2/[.B160]" office:value-type="float" office:value="88.9210047118301">
            <text:p>88,92</text:p>
          </table:table-cell>
          <table:table-cell table:formula="of:=([.C49]-[.C160])^2/[.C160]" office:value-type="float" office:value="86.6368560771153">
            <text:p>86,64</text:p>
          </table:table-cell>
          <table:table-cell table:number-columns-repeated="10"/>
        </table:table-row>
        <table:table-row table:style-name="ro1">
          <table:table-cell/>
          <table:table-cell table:formula="of:=([.B50]-[.B161])^2/[.B161]" office:value-type="float" office:value="0.0191565737472381">
            <text:p>0,02</text:p>
          </table:table-cell>
          <table:table-cell table:formula="of:=([.C50]-[.C161])^2/[.C161]" office:value-type="float" office:value="0.018664491343172">
            <text:p>0,02</text:p>
          </table:table-cell>
          <table:table-cell table:number-columns-repeated="10"/>
        </table:table-row>
        <table:table-row table:style-name="ro1">
          <table:table-cell/>
          <table:table-cell table:formula="of:=([.B51]-[.B162])^2/[.B162]" office:value-type="float" office:value="13.7892684465741">
            <text:p>13,79</text:p>
          </table:table-cell>
          <table:table-cell table:formula="of:=([.C51]-[.C162])^2/[.C162]" office:value-type="float" office:value="13.4350581135034">
            <text:p>13,44</text:p>
          </table:table-cell>
          <table:table-cell table:number-columns-repeated="10"/>
        </table:table-row>
        <table:table-row table:style-name="ro1">
          <table:table-cell/>
          <table:table-cell table:formula="of:=([.B52]-[.B163])^2/[.B163]" office:value-type="float" office:value="0.0100086441241257">
            <text:p>0,01</text:p>
          </table:table-cell>
          <table:table-cell table:formula="of:=([.C52]-[.C163])^2/[.C163]" office:value-type="float" office:value="0.00975154816703937">
            <text:p>0,01</text:p>
          </table:table-cell>
          <table:table-cell table:number-columns-repeated="10"/>
        </table:table-row>
        <table:table-row table:style-name="ro1">
          <table:table-cell/>
          <table:table-cell table:formula="of:=([.B53]-[.B164])^2/[.B164]" office:value-type="float" office:value="12.3578422169548">
            <text:p>12,36</text:p>
          </table:table-cell>
          <table:table-cell table:formula="of:=([.C53]-[.C164])^2/[.C164]" office:value-type="float" office:value="12.0404014894309">
            <text:p>12,04</text:p>
          </table:table-cell>
          <table:table-cell table:number-columns-repeated="10"/>
        </table:table-row>
        <table:table-row table:style-name="ro1">
          <table:table-cell/>
          <table:table-cell table:formula="of:=([.B54]-[.B165])^2/[.B165]" office:value-type="float" office:value="36.553440889454">
            <text:p>36,55</text:p>
          </table:table-cell>
          <table:table-cell table:formula="of:=([.C54]-[.C165])^2/[.C165]" office:value-type="float" office:value="35.6144783532979">
            <text:p>35,61</text:p>
          </table:table-cell>
          <table:table-cell table:number-columns-repeated="10"/>
        </table:table-row>
        <table:table-row table:style-name="ro1">
          <table:table-cell/>
          <table:table-cell table:formula="of:=([.B55]-[.B166])^2/[.B166]" office:value-type="float" office:value="84.9942813156637">
            <text:p>84,99</text:p>
          </table:table-cell>
          <table:table-cell table:formula="of:=([.C55]-[.C166])^2/[.C166]" office:value-type="float" office:value="82.810999960995">
            <text:p>82,81</text:p>
          </table:table-cell>
          <table:table-cell table:number-columns-repeated="10"/>
        </table:table-row>
        <table:table-row table:style-name="ro1">
          <table:table-cell/>
          <table:table-cell table:formula="of:=([.B56]-[.B167])^2/[.B167]" office:value-type="float" office:value="4.50518181525422">
            <text:p>4,51</text:p>
          </table:table-cell>
          <table:table-cell table:formula="of:=([.C56]-[.C167])^2/[.C167]" office:value-type="float" office:value="4.38945544749888">
            <text:p>4,39</text:p>
          </table:table-cell>
          <table:table-cell table:number-columns-repeated="10"/>
        </table:table-row>
        <table:table-row table:style-name="ro1">
          <table:table-cell/>
          <table:table-cell table:formula="of:=([.B57]-[.B168])^2/[.B168]" office:value-type="float" office:value="17.3579528880703">
            <text:p>17,36</text:p>
          </table:table-cell>
          <table:table-cell table:formula="of:=([.C57]-[.C168])^2/[.C168]" office:value-type="float" office:value="16.91207236165">
            <text:p>16,91</text:p>
          </table:table-cell>
          <table:table-cell table:number-columns-repeated="10"/>
        </table:table-row>
        <table:table-row table:style-name="ro1">
          <table:table-cell/>
          <table:table-cell table:formula="of:=([.B58]-[.B169])^2/[.B169]" office:value-type="float" office:value="64.6282150879027">
            <text:p>64,63</text:p>
          </table:table-cell>
          <table:table-cell table:formula="of:=([.C58]-[.C169])^2/[.C169]" office:value-type="float" office:value="62.9680848438114">
            <text:p>62,97</text:p>
          </table:table-cell>
          <table:table-cell table:number-columns-repeated="10"/>
        </table:table-row>
        <table:table-row table:style-name="ro1">
          <table:table-cell/>
          <table:table-cell table:formula="of:=([.B59]-[.B170])^2/[.B170]" office:value-type="float" office:value="7.15548631277621">
            <text:p>7,16</text:p>
          </table:table-cell>
          <table:table-cell table:formula="of:=([.C59]-[.C170])^2/[.C170]" office:value-type="float" office:value="6.97168053657052">
            <text:p>6,97</text:p>
          </table:table-cell>
          <table:table-cell table:number-columns-repeated="10"/>
        </table:table-row>
        <table:table-row table:style-name="ro1">
          <table:table-cell/>
          <table:table-cell table:formula="of:=([.B60]-[.B171])^2/[.B171]" office:value-type="float" office:value="30.1503955295982">
            <text:p>30,15</text:p>
          </table:table-cell>
          <table:table-cell table:formula="of:=([.C60]-[.C171])^2/[.C171]" office:value-type="float" office:value="29.3759105245285">
            <text:p>29,38</text:p>
          </table:table-cell>
          <table:table-cell table:number-columns-repeated="10"/>
        </table:table-row>
        <table:table-row table:style-name="ro1">
          <table:table-cell/>
          <table:table-cell table:formula="of:=([.B61]-[.B172])^2/[.B172]" office:value-type="float" office:value="24.8232346060994">
            <text:p>24,82</text:p>
          </table:table-cell>
          <table:table-cell table:formula="of:=([.C61]-[.C172])^2/[.C172]" office:value-type="float" office:value="24.185590467704">
            <text:p>24,19</text:p>
          </table:table-cell>
          <table:table-cell table:number-columns-repeated="10"/>
        </table:table-row>
        <table:table-row table:style-name="ro1">
          <table:table-cell/>
          <table:table-cell table:formula="of:=([.B62]-[.B173])^2/[.B173]" office:value-type="float" office:value="32.4434560845007">
            <text:p>32,44</text:p>
          </table:table-cell>
          <table:table-cell table:formula="of:=([.C62]-[.C173])^2/[.C173]" office:value-type="float" office:value="31.6100683358917">
            <text:p>31,61</text:p>
          </table:table-cell>
          <table:table-cell table:number-columns-repeated="10"/>
        </table:table-row>
        <table:table-row table:style-name="ro1">
          <table:table-cell/>
          <table:table-cell table:formula="of:=([.B63]-[.B174])^2/[.B174]" office:value-type="float" office:value="134.482895256279">
            <text:p>134,48</text:p>
          </table:table-cell>
          <table:table-cell table:formula="of:=([.C63]-[.C174])^2/[.C174]" office:value-type="float" office:value="131.028380514935">
            <text:p>131,03</text:p>
          </table:table-cell>
          <table:table-cell table:number-columns-repeated="10"/>
        </table:table-row>
        <table:table-row table:style-name="ro1">
          <table:table-cell/>
          <table:table-cell table:formula="of:=([.B64]-[.B175])^2/[.B175]" office:value-type="float" office:value="13.8825503433011">
            <text:p>13,88</text:p>
          </table:table-cell>
          <table:table-cell table:formula="of:=([.C64]-[.C175])^2/[.C175]" office:value-type="float" office:value="13.5259438416564">
            <text:p>13,53</text:p>
          </table:table-cell>
          <table:table-cell table:number-columns-repeated="10"/>
        </table:table-row>
        <table:table-row table:style-name="ro1">
          <table:table-cell/>
          <table:table-cell table:formula="of:=([.B65]-[.B176])^2/[.B176]" office:value-type="float" office:value="17.2290300840328">
            <text:p>17,23</text:p>
          </table:table-cell>
          <table:table-cell table:formula="of:=([.C65]-[.C176])^2/[.C176]" office:value-type="float" office:value="16.7864612481156">
            <text:p>16,79</text:p>
          </table:table-cell>
          <table:table-cell table:number-columns-repeated="10"/>
        </table:table-row>
        <table:table-row table:style-name="ro1">
          <table:table-cell/>
          <table:table-cell table:formula="of:=([.B66]-[.B177])^2/[.B177]" office:value-type="float" office:value="62.617386413594">
            <text:p>62,62</text:p>
          </table:table-cell>
          <table:table-cell table:formula="of:=([.C66]-[.C177])^2/[.C177]" office:value-type="float" office:value="61.0089091123136">
            <text:p>61,01</text:p>
          </table:table-cell>
          <table:table-cell table:number-columns-repeated="10"/>
        </table:table-row>
        <table:table-row table:style-name="ro1">
          <table:table-cell/>
          <table:table-cell table:formula="of:=([.B67]-[.B178])^2/[.B178]" office:value-type="float" office:value="43.4679289015625">
            <text:p>43,47</text:p>
          </table:table-cell>
          <table:table-cell table:formula="of:=([.C67]-[.C178])^2/[.C178]" office:value-type="float" office:value="42.3513512068305">
            <text:p>42,35</text:p>
          </table:table-cell>
          <table:table-cell table:number-columns-repeated="10"/>
        </table:table-row>
        <table:table-row table:style-name="ro1">
          <table:table-cell/>
          <table:table-cell table:formula="of:=([.B68]-[.B179])^2/[.B179]" office:value-type="float" office:value="0.698211921867702">
            <text:p>0,7</text:p>
          </table:table-cell>
          <table:table-cell table:formula="of:=([.C68]-[.C179])^2/[.C179]" office:value-type="float" office:value="0.680276679084019">
            <text:p>0,68</text:p>
          </table:table-cell>
          <table:table-cell table:number-columns-repeated="10"/>
        </table:table-row>
        <table:table-row table:style-name="ro1">
          <table:table-cell/>
          <table:table-cell table:formula="of:=([.B69]-[.B180])^2/[.B180]" office:value-type="float" office:value="2.66359994616498">
            <text:p>2,66</text:p>
          </table:table-cell>
          <table:table-cell table:formula="of:=([.C69]-[.C180])^2/[.C180]" office:value-type="float" office:value="2.59517901232402">
            <text:p>2,6</text:p>
          </table:table-cell>
          <table:table-cell table:number-columns-repeated="10"/>
        </table:table-row>
        <table:table-row table:style-name="ro1">
          <table:table-cell/>
          <table:table-cell table:formula="of:=([.B70]-[.B181])^2/[.B181]" office:value-type="float" office:value="41.0744437765396">
            <text:p>41,07</text:p>
          </table:table-cell>
          <table:table-cell table:formula="of:=([.C70]-[.C181])^2/[.C181]" office:value-type="float" office:value="40.0193484705666">
            <text:p>40,02</text:p>
          </table:table-cell>
          <table:table-cell table:number-columns-repeated="10"/>
        </table:table-row>
        <table:table-row table:style-name="ro1">
          <table:table-cell/>
          <table:table-cell table:formula="of:=([.B71]-[.B182])^2/[.B182]" office:value-type="float" office:value="82.6241842931735">
            <text:p>82,62</text:p>
          </table:table-cell>
          <table:table-cell table:formula="of:=([.C71]-[.C182])^2/[.C182]" office:value-type="float" office:value="80.5017845479244">
            <text:p>80,5</text:p>
          </table:table-cell>
          <table:table-cell table:number-columns-repeated="10"/>
        </table:table-row>
        <table:table-row table:style-name="ro1">
          <table:table-cell/>
          <table:table-cell table:formula="of:=([.B72]-[.B183])^2/[.B183]" office:value-type="float" office:value="13.4422555114454">
            <text:p>13,44</text:p>
          </table:table-cell>
          <table:table-cell table:formula="of:=([.C72]-[.C183])^2/[.C183]" office:value-type="float" office:value="13.0969590353939">
            <text:p>13,1</text:p>
          </table:table-cell>
          <table:table-cell table:number-columns-repeated="10"/>
        </table:table-row>
        <table:table-row table:style-name="ro1">
          <table:table-cell/>
          <table:table-cell table:formula="of:=([.B73]-[.B184])^2/[.B184]" office:value-type="float" office:value="3.9261894999693">
            <text:p>3,93</text:p>
          </table:table-cell>
          <table:table-cell table:formula="of:=([.C73]-[.C184])^2/[.C184]" office:value-type="float" office:value="3.82533593432359">
            <text:p>3,83</text:p>
          </table:table-cell>
          <table:table-cell table:number-columns-repeated="10"/>
        </table:table-row>
        <table:table-row table:style-name="ro1">
          <table:table-cell/>
          <table:table-cell table:formula="of:=([.B74]-[.B185])^2/[.B185]" office:value-type="float" office:value="0.36992187085192">
            <text:p>0,37</text:p>
          </table:table-cell>
          <table:table-cell table:formula="of:=([.C74]-[.C185])^2/[.C185]" office:value-type="float" office:value="0.360419543038645">
            <text:p>0,36</text:p>
          </table:table-cell>
          <table:table-cell table:number-columns-repeated="10"/>
        </table:table-row>
        <table:table-row table:style-name="ro1">
          <table:table-cell/>
          <table:table-cell table:formula="of:=([.B75]-[.B186])^2/[.B186]" office:value-type="float" office:value="138.266426015145">
            <text:p>138,27</text:p>
          </table:table-cell>
          <table:table-cell table:formula="of:=([.C75]-[.C186])^2/[.C186]" office:value-type="float" office:value="134.714722239047">
            <text:p>134,71</text:p>
          </table:table-cell>
          <table:table-cell table:number-columns-repeated="10"/>
        </table:table-row>
        <table:table-row table:style-name="ro1">
          <table:table-cell/>
          <table:table-cell table:formula="of:=([.B76]-[.B187])^2/[.B187]" office:value-type="float" office:value="137.609542485156">
            <text:p>137,61</text:p>
          </table:table-cell>
          <table:table-cell table:formula="of:=([.C76]-[.C187])^2/[.C187]" office:value-type="float" office:value="134.074712333272">
            <text:p>134,07</text:p>
          </table:table-cell>
          <table:table-cell table:number-columns-repeated="10"/>
        </table:table-row>
        <table:table-row table:style-name="ro1">
          <table:table-cell/>
          <table:table-cell table:formula="of:=([.B77]-[.B188])^2/[.B188]" office:value-type="float" office:value="2.87242044137807">
            <text:p>2,87</text:p>
          </table:table-cell>
          <table:table-cell table:formula="of:=([.C77]-[.C188])^2/[.C188]" office:value-type="float" office:value="2.79863545378416">
            <text:p>2,8</text:p>
          </table:table-cell>
          <table:table-cell table:number-columns-repeated="10"/>
        </table:table-row>
        <table:table-row table:style-name="ro1">
          <table:table-cell/>
          <table:table-cell table:formula="of:=([.B78]-[.B189])^2/[.B189]" office:value-type="float" office:value="133.414036541488">
            <text:p>133,41</text:p>
          </table:table-cell>
          <table:table-cell table:formula="of:=([.C78]-[.C189])^2/[.C189]" office:value-type="float" office:value="129.986977992098">
            <text:p>129,99</text:p>
          </table:table-cell>
          <table:table-cell table:number-columns-repeated="10"/>
        </table:table-row>
        <table:table-row table:style-name="ro1">
          <table:table-cell/>
          <table:table-cell table:formula="of:=([.B79]-[.B190])^2/[.B190]" office:value-type="float" office:value="7.01190745539647">
            <text:p>7,01</text:p>
          </table:table-cell>
          <table:table-cell table:formula="of:=([.C79]-[.C190])^2/[.C190]" office:value-type="float" office:value="6.8317898454696">
            <text:p>6,83</text:p>
          </table:table-cell>
          <table:table-cell table:number-columns-repeated="10"/>
        </table:table-row>
        <table:table-row table:style-name="ro1">
          <table:table-cell/>
          <table:table-cell table:formula="of:=([.B80]-[.B191])^2/[.B191]" office:value-type="float" office:value="14.9445821996101">
            <text:p>14,94</text:p>
          </table:table-cell>
          <table:table-cell table:formula="of:=([.C80]-[.C191])^2/[.C191]" office:value-type="float" office:value="14.5606948701962">
            <text:p>14,56</text:p>
          </table:table-cell>
          <table:table-cell table:number-columns-repeated="10"/>
        </table:table-row>
        <table:table-row table:style-name="ro1">
          <table:table-cell/>
          <table:table-cell table:formula="of:=([.B81]-[.B192])^2/[.B192]" office:value-type="float" office:value="0.498721317600676">
            <text:p>0,5</text:p>
          </table:table-cell>
          <table:table-cell table:formula="of:=([.C81]-[.C192])^2/[.C192]" office:value-type="float" office:value="0.485910468011285">
            <text:p>0,49</text:p>
          </table:table-cell>
          <table:table-cell table:number-columns-repeated="10"/>
        </table:table-row>
        <table:table-row table:style-name="ro1">
          <table:table-cell/>
          <table:table-cell table:formula="of:=([.B82]-[.B193])^2/[.B193]" office:value-type="float" office:value="14.8017767035833">
            <text:p>14,8</text:p>
          </table:table-cell>
          <table:table-cell table:formula="of:=([.C82]-[.C193])^2/[.C193]" office:value-type="float" office:value="14.4215576748126">
            <text:p>14,42</text:p>
          </table:table-cell>
          <table:table-cell table:number-columns-repeated="10"/>
        </table:table-row>
        <table:table-row table:style-name="ro1">
          <table:table-cell/>
          <table:table-cell table:formula="of:=([.B83]-[.B194])^2/[.B194]" office:value-type="float" office:value="4.90389531137231">
            <text:p>4,9</text:p>
          </table:table-cell>
          <table:table-cell table:formula="of:=([.C83]-[.C194])^2/[.C194]" office:value-type="float" office:value="4.77792703406195">
            <text:p>4,78</text:p>
          </table:table-cell>
          <table:table-cell table:number-columns-repeated="10"/>
        </table:table-row>
        <table:table-row table:style-name="ro1">
          <table:table-cell/>
          <table:table-cell table:formula="of:=([.B84]-[.B195])^2/[.B195]" office:value-type="float" office:value="0.532811284123467">
            <text:p>0,53</text:p>
          </table:table-cell>
          <table:table-cell table:formula="of:=([.C84]-[.C195])^2/[.C195]" office:value-type="float" office:value="0.519124752227709">
            <text:p>0,52</text:p>
          </table:table-cell>
          <table:table-cell table:number-columns-repeated="10"/>
        </table:table-row>
        <table:table-row table:style-name="ro1">
          <table:table-cell/>
          <table:table-cell table:formula="of:=([.B85]-[.B196])^2/[.B196]" office:value-type="float" office:value="5.29283313434077">
            <text:p>5,29</text:p>
          </table:table-cell>
          <table:table-cell table:formula="of:=([.C85]-[.C196])^2/[.C196]" office:value-type="float" office:value="5.15687405901591">
            <text:p>5,16</text:p>
          </table:table-cell>
          <table:table-cell table:number-columns-repeated="10"/>
        </table:table-row>
        <table:table-row table:style-name="ro1">
          <table:table-cell/>
          <table:table-cell table:formula="of:=([.B86]-[.B197])^2/[.B197]" office:value-type="float" office:value="33.8289517619685">
            <text:p>33,83</text:p>
          </table:table-cell>
          <table:table-cell table:formula="of:=([.C86]-[.C197])^2/[.C197]" office:value-type="float" office:value="32.9599742438742">
            <text:p>32,96</text:p>
          </table:table-cell>
          <table:table-cell table:number-columns-repeated="10"/>
        </table:table-row>
        <table:table-row table:style-name="ro1">
          <table:table-cell/>
          <table:table-cell table:formula="of:=([.B87]-[.B198])^2/[.B198]" office:value-type="float" office:value="2.89988387636057">
            <text:p>2,9</text:p>
          </table:table-cell>
          <table:table-cell table:formula="of:=([.C87]-[.C198])^2/[.C198]" office:value-type="float" office:value="2.82539342476832">
            <text:p>2,83</text:p>
          </table:table-cell>
          <table:table-cell table:number-columns-repeated="10"/>
        </table:table-row>
        <table:table-row table:style-name="ro1">
          <table:table-cell/>
          <table:table-cell table:formula="of:=([.B88]-[.B199])^2/[.B199]" office:value-type="float" office:value="11.4589284759322">
            <text:p>11,46</text:p>
          </table:table-cell>
          <table:table-cell table:formula="of:=([.C88]-[.C199])^2/[.C199]" office:value-type="float" office:value="11.164578497337">
            <text:p>11,16</text:p>
          </table:table-cell>
          <table:table-cell table:number-columns-repeated="10"/>
        </table:table-row>
        <table:table-row table:style-name="ro1">
          <table:table-cell/>
          <table:table-cell table:formula="of:=([.B89]-[.B200])^2/[.B200]" office:value-type="float" office:value="325.192525954213">
            <text:p>325,19</text:p>
          </table:table-cell>
          <table:table-cell table:formula="of:=([.C89]-[.C200])^2/[.C200]" office:value-type="float" office:value="316.83917832184">
            <text:p>316,84</text:p>
          </table:table-cell>
          <table:table-cell table:number-columns-repeated="10"/>
        </table:table-row>
        <table:table-row table:style-name="ro1">
          <table:table-cell/>
          <table:table-cell table:formula="of:=([.B90]-[.B201])^2/[.B201]" office:value-type="float" office:value="56.9436135786313">
            <text:p>56,94</text:p>
          </table:table-cell>
          <table:table-cell table:formula="of:=([.C90]-[.C201])^2/[.C201]" office:value-type="float" office:value="55.4808806997926">
            <text:p>55,48</text:p>
          </table:table-cell>
          <table:table-cell table:number-columns-repeated="10"/>
        </table:table-row>
        <table:table-row table:style-name="ro1">
          <table:table-cell/>
          <table:table-cell table:formula="of:=([.B91]-[.B202])^2/[.B202]" office:value-type="float" office:value="31.204130758524">
            <text:p>31,2</text:p>
          </table:table-cell>
          <table:table-cell table:formula="of:=([.C91]-[.C202])^2/[.C202]" office:value-type="float" office:value="30.4025780443984">
            <text:p>30,4</text:p>
          </table:table-cell>
          <table:table-cell table:number-columns-repeated="10"/>
        </table:table-row>
        <table:table-row table:style-name="ro1">
          <table:table-cell/>
          <table:table-cell table:formula="of:=([.B92]-[.B203])^2/[.B203]" office:value-type="float" office:value="0.583793490919886">
            <text:p>0,58</text:p>
          </table:table-cell>
          <table:table-cell table:formula="of:=([.C92]-[.C203])^2/[.C203]" office:value-type="float" office:value="0.568797359133459">
            <text:p>0,57</text:p>
          </table:table-cell>
          <table:table-cell table:number-columns-repeated="10"/>
        </table:table-row>
        <table:table-row table:style-name="ro1">
          <table:table-cell/>
          <table:table-cell table:formula="of:=([.B93]-[.B204])^2/[.B204]" office:value-type="float" office:value="61.1419876561697">
            <text:p>61,14</text:p>
          </table:table-cell>
          <table:table-cell table:formula="of:=([.C93]-[.C204])^2/[.C204]" office:value-type="float" office:value="59.5714094999603">
            <text:p>59,57</text:p>
          </table:table-cell>
          <table:table-cell table:number-columns-repeated="10"/>
        </table:table-row>
        <table:table-row table:style-name="ro1">
          <table:table-cell/>
          <table:table-cell table:formula="of:=([.B94]-[.B205])^2/[.B205]" office:value-type="float" office:value="143.643690371506">
            <text:p>143,64</text:p>
          </table:table-cell>
          <table:table-cell table:formula="of:=([.C94]-[.C205])^2/[.C205]" office:value-type="float" office:value="139.953858702254">
            <text:p>139,95</text:p>
          </table:table-cell>
          <table:table-cell table:number-columns-repeated="10"/>
        </table:table-row>
        <table:table-row table:style-name="ro1">
          <table:table-cell/>
          <table:table-cell table:formula="of:=([.B95]-[.B206])^2/[.B206]" office:value-type="float" office:value="110.274444472184">
            <text:p>110,27</text:p>
          </table:table-cell>
          <table:table-cell table:formula="of:=([.C95]-[.C206])^2/[.C206]" office:value-type="float" office:value="107.441781676691">
            <text:p>107,44</text:p>
          </table:table-cell>
          <table:table-cell table:number-columns-repeated="10"/>
        </table:table-row>
        <table:table-row table:style-name="ro1">
          <table:table-cell/>
          <table:table-cell table:formula="of:=([.B96]-[.B207])^2/[.B207]" office:value-type="float" office:value="133.812104407513">
            <text:p>133,81</text:p>
          </table:table-cell>
          <table:table-cell table:formula="of:=([.C96]-[.C207])^2/[.C207]" office:value-type="float" office:value="130.374820533121">
            <text:p>130,37</text:p>
          </table:table-cell>
          <table:table-cell table:number-columns-repeated="10"/>
        </table:table-row>
        <table:table-row table:style-name="ro1">
          <table:table-cell/>
          <table:table-cell table:formula="of:=([.B97]-[.B208])^2/[.B208]" office:value-type="float" office:value="181.6218340326">
            <text:p>181,62</text:p>
          </table:table-cell>
          <table:table-cell table:formula="of:=([.C97]-[.C208])^2/[.C208]" office:value-type="float" office:value="176.95644292974">
            <text:p>176,96</text:p>
          </table:table-cell>
          <table:table-cell table:number-columns-repeated="10"/>
        </table:table-row>
        <table:table-row table:style-name="ro1">
          <table:table-cell/>
          <table:table-cell table:formula="of:=([.B98]-[.B209])^2/[.B209]" office:value-type="float" office:value="228.239772733053">
            <text:p>228,24</text:p>
          </table:table-cell>
          <table:table-cell table:formula="of:=([.C98]-[.C209])^2/[.C209]" office:value-type="float" office:value="222.376888401445">
            <text:p>222,38</text:p>
          </table:table-cell>
          <table:table-cell table:number-columns-repeated="10"/>
        </table:table-row>
        <table:table-row table:style-name="ro1">
          <table:table-cell/>
          <table:table-cell table:formula="of:=([.B99]-[.B210])^2/[.B210]" office:value-type="float" office:value="178.302861665448">
            <text:p>178,3</text:p>
          </table:table-cell>
          <table:table-cell table:formula="of:=([.C99]-[.C210])^2/[.C210]" office:value-type="float" office:value="173.722726304194">
            <text:p>173,72</text:p>
          </table:table-cell>
          <table:table-cell table:number-columns-repeated="10"/>
        </table:table-row>
        <table:table-row table:style-name="ro1">
          <table:table-cell/>
          <table:table-cell table:formula="of:=([.B100]-[.B211])^2/[.B211]" office:value-type="float" office:value="87.1600682620536">
            <text:p>87,16</text:p>
          </table:table-cell>
          <table:table-cell table:formula="of:=([.C100]-[.C211])^2/[.C211]" office:value-type="float" office:value="84.921153490818">
            <text:p>84,92</text:p>
          </table:table-cell>
          <table:table-cell table:number-columns-repeated="10"/>
        </table:table-row>
        <table:table-row table:style-name="ro1">
          <table:table-cell/>
          <table:table-cell table:formula="of:=([.B101]-[.B212])^2/[.B212]" office:value-type="float" office:value="81.9810899300021">
            <text:p>81,98</text:p>
          </table:table-cell>
          <table:table-cell table:formula="of:=([.C101]-[.C212])^2/[.C212]" office:value-type="float" office:value="79.875209601244">
            <text:p>79,88</text:p>
          </table:table-cell>
          <table:table-cell table:number-columns-repeated="10"/>
        </table:table-row>
        <table:table-row table:style-name="ro1">
          <table:table-cell/>
          <table:table-cell table:formula="of:=([.B102]-[.B213])^2/[.B213]" office:value-type="float" office:value="296.070726825606">
            <text:p>296,07</text:p>
          </table:table-cell>
          <table:table-cell table:formula="of:=([.C102]-[.C213])^2/[.C213]" office:value-type="float" office:value="288.465442240154">
            <text:p>288,47</text:p>
          </table:table-cell>
          <table:table-cell table:number-columns-repeated="10"/>
        </table:table-row>
        <table:table-row table:style-name="ro1">
          <table:table-cell/>
          <table:table-cell table:formula="of:=([.B103]-[.B214])^2/[.B214]" office:value-type="float" office:value="50.0082473725739">
            <text:p>50,01</text:p>
          </table:table-cell>
          <table:table-cell table:formula="of:=([.C103]-[.C214])^2/[.C214]" office:value-type="float" office:value="48.7236659586467">
            <text:p>48,72</text:p>
          </table:table-cell>
          <table:table-cell table:number-columns-repeated="10"/>
        </table:table-row>
        <table:table-row table:style-name="ro1">
          <table:table-cell/>
          <table:table-cell table:formula="of:=([.B104]-[.B215])^2/[.B215]" office:value-type="float" office:value="85.8012206933568">
            <text:p>85,8</text:p>
          </table:table-cell>
          <table:table-cell table:formula="of:=([.C104]-[.C215])^2/[.C215]" office:value-type="float" office:value="83.5972111712116">
            <text:p>83,6</text:p>
          </table:table-cell>
          <table:table-cell table:number-columns-repeated="10"/>
        </table:table-row>
        <table:table-row table:style-name="ro1">
          <table:table-cell/>
          <table:table-cell table:formula="of:=([.B105]-[.B216])^2/[.B216]" office:value-type="float" office:value="26.1887738496769">
            <text:p>26,19</text:p>
          </table:table-cell>
          <table:table-cell table:formula="of:=([.C105]-[.C216])^2/[.C216]" office:value-type="float" office:value="25.5160525705207">
            <text:p>25,52</text:p>
          </table:table-cell>
          <table:table-cell table:number-columns-repeated="10"/>
        </table:table-row>
        <table:table-row table:style-name="ro1">
          <table:table-cell/>
          <table:table-cell table:formula="of:=([.B106]-[.B217])^2/[.B217]" office:value-type="float" office:value="220.832329372031">
            <text:p>220,83</text:p>
          </table:table-cell>
          <table:table-cell table:formula="of:=([.C106]-[.C217])^2/[.C217]" office:value-type="float" office:value="215.159722935895">
            <text:p>215,16</text:p>
          </table:table-cell>
          <table:table-cell table:number-columns-repeated="10"/>
        </table:table-row>
        <table:table-row table:style-name="ro1">
          <table:table-cell/>
          <table:table-cell table:formula="of:=([.B107]-[.B218])^2/[.B218]" office:value-type="float" office:value="79.0768895046121">
            <text:p>79,08</text:p>
          </table:table-cell>
          <table:table-cell table:formula="of:=([.C107]-[.C218])^2/[.C218]" office:value-type="float" office:value="77.0456105083299">
            <text:p>77,05</text:p>
          </table:table-cell>
          <table:table-cell table:number-columns-repeated="10"/>
        </table:table-row>
        <table:table-row table:style-name="ro1">
          <table:table-cell/>
          <table:table-cell table:formula="of:=([.B108]-[.B219])^2/[.B219]" office:value-type="float" office:value="150.385820053101">
            <text:p>150,39</text:p>
          </table:table-cell>
          <table:table-cell table:formula="of:=([.C108]-[.C219])^2/[.C219]" office:value-type="float" office:value="146.522800661137">
            <text:p>146,52</text:p>
          </table:table-cell>
          <table:table-cell table:number-columns-repeated="10"/>
        </table:table-row>
        <table:table-row table:style-name="ro1">
          <table:table-cell/>
          <table:table-cell table:formula="of:=([.B109]-[.B220])^2/[.B220]" office:value-type="float" office:value="240.941452381871">
            <text:p>240,94</text:p>
          </table:table-cell>
          <table:table-cell table:formula="of:=([.C109]-[.C220])^2/[.C220]" office:value-type="float" office:value="234.752295036114">
            <text:p>234,75</text:p>
          </table:table-cell>
          <table:table-cell table:number-columns-repeated="10"/>
        </table:table-row>
        <table:table-row table:style-name="ro1">
          <table:table-cell/>
          <table:table-cell table:formula="of:=([.B110]-[.B221])^2/[.B221]" office:value-type="float" office:value="91.056787826536">
            <text:p>91,06</text:p>
          </table:table-cell>
          <table:table-cell table:formula="of:=([.C110]-[.C221])^2/[.C221]" office:value-type="float" office:value="88.7177764954165">
            <text:p>88,72</text:p>
          </table:table-cell>
          <table:table-cell table:number-columns-repeated="10"/>
        </table:table-row>
        <table:table-row table:style-name="ro1">
          <table:table-cell/>
          <table:table-cell table:formula="of:=([.B111]-[.B222])^2/[.B222]" office:value-type="float" office:value="16.1295259730014">
            <text:p>16,13</text:p>
          </table:table-cell>
          <table:table-cell table:formula="of:=([.C111]-[.C222])^2/[.C222]" office:value-type="float" office:value="15.71520052932">
            <text:p>15,72</text:p>
          </table:table-cell>
          <table:table-cell table:number-columns-repeated="10"/>
        </table:table-row>
        <table:table-row table:style-name="ro1">
          <table:table-cell/>
          <table:table-cell table:formula="of:=([.B112]-[.B223])^2/[.B223]" office:value-type="float" office:value="46.8484382559849">
            <text:p>46,85</text:p>
          </table:table-cell>
          <table:table-cell table:formula="of:=([.C112]-[.C223])^2/[.C223]" office:value-type="float" office:value="45.6450240949808">
            <text:p>45,65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"/>
        </table:table-row>
        <table:table-row table:style-name="ro1">
          <table:table-cell/>
          <table:table-cell table:style-name="ce6" office:value-type="string">
            <text:p>Chi cuadrado</text:p>
          </table:table-cell>
          <table:table-cell table:style-name="ce6" table:formula="of:=SUM([.B227:.C334])" office:value-type="float" office:value="14007.6967243962">
            <text:p>14007,7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>
            <text:p>C. contigencia</text:p>
          </table:table-cell>
          <table:table-cell table:style-name="ce8" table:formula="of:=SQRT([.C337]/([.D113]+[.C337]))" office:value-type="float" office:value="0.327207732976319">
            <text:p>0,33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>
            <text:p>C. max</text:p>
          </table:table-cell>
          <table:table-cell table:style-name="ce6" table:formula="of:=SQRT(1-(1/2))" office:value-type="float" office:value="0.707106781186548">
            <text:p>0,71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>
            <text:p>% C</text:p>
          </table:table-cell>
          <table:table-cell table:style-name="ce6" table:formula="of:=([.C338]/[.C339])*100" office:value-type="float" office:value="46.2741613688464">
            <text:p>46,27</text:p>
          </table:table-cell>
          <table:table-cell office:value-type="string">
            <text:p>Este dato nos indica un grado medio de independencia de las variables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>
            <text:p>C. correlación</text:p>
          </table:table-cell>
          <table:table-cell table:style-name="ce6" table:formula="of:=CORREL([.B5:.B112];[.C5:.C112])" office:value-type="float" office:value="0.0506516695134174">
            <text:p>0,05</text:p>
          </table:table-cell>
          <table:table-cell office:value-type="string">
            <text:p>Este dato nos indica que no hay una relación lineal entre las dos variables</text:p>
          </table:table-cell>
          <table:table-cell table:number-columns-repeated="9"/>
        </table:table-row>
        <table:table-row table:style-name="ro1" table:number-rows-repeated="4">
          <table:table-cell/>
          <table:table-cell table:style-name="ce6" table:number-columns-repeated="2"/>
          <table:table-cell table:number-columns-repeated="10"/>
        </table:table-row>
        <table:table-row table:style-name="ro1">
          <table:table-cell>
            <draw:frame table:end-cell-address="Hoja1.I381" table:end-x="0.502cm" table:end-y="0.383cm" draw:z-index="0" draw:style-name="gr1" svg:width="18.86cm" svg:height="15.029cm" svg:x="0cm" svg:y="0.258cm">
              <draw:object draw:notify-on-update-of-ranges="Hoja1.B4:Hoja1.B112 Hoja1.C4:Hoja1.C4 Hoja1.C4:Hoja1.C1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6" table:number-columns-repeated="2"/>
          <table:table-cell table:number-columns-repeated="10"/>
        </table:table-row>
        <table:table-row table:style-name="ro1">
          <table:table-cell/>
          <table:table-cell table:style-name="ce6" table:number-columns-repeated="2"/>
          <table:table-cell table:number-columns-repeated="10"/>
        </table:table-row>
        <table:table-row table:style-name="ro1">
          <table:table-cell/>
          <table:table-cell table:style-name="ce6" table:number-columns-repeated="2"/>
          <table:table-cell table:number-columns-repeated="10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MTT12" svg:font-family="CMTT12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5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2">12/04/2010</text:date>, <text:time>20:45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 o</meta:initial-creator>
    <meta:creation-date>2010-04-12T18:06:55.65</meta:creation-date>
    <dc:date>2010-04-12T20:45:36.24</dc:date>
    <dc:creator>o o</dc:creator>
    <meta:editing-duration>PT02H31M44S</meta:editing-duration>
    <meta:editing-cycles>31</meta:editing-cycles>
    <meta:generator>OpenOffice.org/3.2$Win32 OpenOffice.org_project/320m12$Build-9483</meta:generator>
    <meta:document-statistic meta:table-count="3" meta:cell-count="8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861cm" svg:height="15.03cm" xlink:href=".." chart:class="chart:scatter" chart:style-name="ch1">
        <chart:plot-area chart:style-name="ch2" table:cell-range-address="Hoja1.B4:Hoja1.C112" chart:data-source-has-labels="row" svg:x="0.553cm" svg:y="0.3cm" svg:width="17.931cm" svg:height="14.331cm">
          <chart:axis chart:dimension="x" chart:name="primary-x" chart:style-name="ch3">
            <chart:title svg:x="8.217cm" svg:y="14.333cm" chart:style-name="ch4">
              <text:p>Viviendas empezadas</text:p>
            </chart:title>
          </chart:axis>
          <chart:axis chart:dimension="y" chart:name="primary-y" chart:style-name="ch3">
            <chart:title svg:x="0.378cm" svg:y="8.635cm" chart:style-name="ch5">
              <text:p>Viviendas acabadas</text:p>
            </chart:title>
          </chart:axis>
          <chart:series chart:style-name="ch6" chart:values-cell-range-address="Hoja1.C4:Hoja1.C112" chart:label-cell-address="Hoja1.C4:Hoja1.C4" chart:class="chart:scatter">
            <chart:domain table:cell-range-address="Hoja1.B4:Hoja1.B112"/>
            <chart:data-point chart:repeated="10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 text:id="Hoja1.C4:Hoja1.C4">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Hoja1.B4:Hoja1.B112">1.#NAN</text:p>
              </table:table-cell>
              <table:table-cell office:value-type="float" office:value="1.#NAN">
                <text:p text:id="Hoja1.C4:Hoja1.C112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1">
                <text:p>541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0">
                <text:p>570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7">
                <text:p>597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1">
                <text:p>58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7">
                <text:p>417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6">
                <text:p>596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7">
                <text:p>747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8">
                <text:p>528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5">
                <text:p>435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8">
                <text:p>56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2">
                <text:p>56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">
                <text:p>19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2">
                <text:p>312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4">
                <text:p>404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6">
                <text:p>396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6">
                <text:p>24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5">
                <text:p>38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0">
                <text:p>42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7">
                <text:p>437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0">
                <text:p>43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8">
                <text:p>68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4">
                <text:p>40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3">
                <text:p>36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4">
                <text:p>274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5">
                <text:p>37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3">
                <text:p>14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2">
                <text:p>262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2">
                <text:p>382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2">
                <text:p>32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0">
                <text:p>44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9">
                <text:p>18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9">
                <text:p>24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6">
                <text:p>43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0">
                <text:p>22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5">
                <text:p>30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6">
                <text:p>2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1">
                <text:p>19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9">
                <text:p>29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4">
                <text:p>41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8">
                <text:p>15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8">
                <text:p>408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0">
                <text:p>38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5">
                <text:p>30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9">
                <text:p>49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0">
                <text:p>35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5">
                <text:p>435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0">
                <text:p>28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8">
                <text:p>30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">
                <text:p>62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7">
                <text:p>62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1">
                <text:p>34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1">
                <text:p>30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0">
                <text:p>4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0">
                <text:p>42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9">
                <text:p>43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6">
                <text:p>50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7">
                <text:p>45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9">
                <text:p>59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1">
                <text:p>71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3">
                <text:p>54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7">
                <text:p>51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9">
                <text:p>78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9">
                <text:p>249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7">
                <text:p>31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6">
                <text:p>24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1">
                <text:p>23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2">
                <text:p>29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1">
                <text:p>21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3">
                <text:p>29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6">
                <text:p>256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2">
                <text:p>24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5">
                <text:p>305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79">
                <text:p>107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4">
                <text:p>42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4">
                <text:p>52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0">
                <text:p>54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2">
                <text:p>60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1">
                <text:p>511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">
                <text:p>572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3">
                <text:p>663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5">
                <text:p>835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1">
                <text:p>43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13">
                <text:p>613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29">
                <text:p>102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5">
                <text:p>74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5">
                <text:p>53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3">
                <text:p>28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67">
                <text:p>76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0">
                <text:p>89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79">
                <text:p>67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43">
                <text:p>7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6">
                <text:p>99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67">
                <text:p>106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4">
                <text:p>41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45">
                <text:p>94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2">
                <text:p>95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98">
                <text:p>169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40">
                <text:p>134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27">
                <text:p>82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49">
                <text:p>949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63">
                <text:p>1463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08">
                <text:p>1308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8">
                <text:p>998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71">
                <text:p>127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90">
                <text:p>99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8">
                <text:p>548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2">
                <text:p>752</text:p>
              </table:table-cell>
              <table:table-cell office:value-type="float" office:value="436">
                <text:p>4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